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8.00pt" fo:font-weight="normal" fo:font-family="'Ubuntu Mono'" style:font-family-asian="'Ubuntu Mono'" style:font-family-complex="'Ubuntu Mono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------------------------------------------------------------------------</text:span></text:p>
      <text:p text:style-name="P1"><text:span text:style-name="T1">int n;</text:span></text:p>
      <text:p text:style-name="P1"><text:span text:style-name="T1">vector&lt;vector&lt;int&gt; &gt; g, gt;</text:span></text:p>
      <text:p text:style-name="P1"><text:span text:style-name="T1">vector&lt;bool&gt; used;</text:span></text:p>
      <text:p text:style-name="P1"><text:span text:style-name="T1">vector&lt;int&gt; order, comp;</text:span></text:p>
      <text:p text:style-name="P1"><text:span text:style-name="T2"/></text:p>
      <text:p text:style-name="P1"><text:span text:style-name="T3">void init2sat(int varcount) {</text:span></text:p>
      <text:p text:style-name="P1"><text:span text:style-name="T3"><text:s text:c="4"/>n = varcount&lt;&lt;1;</text:span></text:p>
      <text:p text:style-name="P1"><text:span text:style-name="T3"><text:s text:c="4"/>g.assign(n,vector&lt;int&gt;());</text:span></text:p>
      <text:p text:style-name="P1"><text:span text:style-name="T3"><text:s text:c="4"/>gt.assign(n,vector&lt;int&gt;());</text:span></text:p>
      <text:p text:style-name="P1"><text:span text:style-name="T3"><text:s text:c="4"/>order.clear();</text:span></text:p>
      <text:p text:style-name="P1"><text:span text:style-name="T3">}</text:span></text:p>
      <text:p text:style-name="P1"><text:span text:style-name="T4"/></text:p>
      <text:p text:style-name="P1"><text:span text:style-name="T5">void add(int a, int b) { g[a^1].pb(b), g[b^1].pb(a), gt[b].pb(a^1), gt[a].pb(b^1); }</text:span></text:p>
      <text:p text:style-name="P1"><text:span text:style-name="T5">void aorb(int a, int b) { add(a&lt;&lt;1,b&lt;&lt;1); }</text:span></text:p>
      <text:p text:style-name="P1"><text:span text:style-name="T5">void aorb_(int a, int b) { add(a&lt;&lt;1,(b&lt;&lt;1)^1); }</text:span></text:p>
      <text:p text:style-name="P1"><text:span text:style-name="T5">void a_orb_(int a, int b) { add((a&lt;&lt;1)^1,(b&lt;&lt;1)^1); }</text:span></text:p>
      <text:p text:style-name="P1"><text:span text:style-name="T5">void a_orb(int a, int b) { add((a&lt;&lt;1)^1,b&lt;&lt;1); }</text:span></text:p>
      <text:p text:style-name="P1"><text:span text:style-name="T6"/></text:p>
      <text:p text:style-name="P1"><text:span text:style-name="T7">void dfs1(int v) {</text:span></text:p>
      <text:p text:style-name="P1"><text:span text:style-name="T7"><text:s text:c="4"/>used[v] = true;</text:span></text:p>
      <text:p text:style-name="P1"><text:span text:style-name="T7"><text:s text:c="4"/>for (int i=0; i&lt;(int)g[v].size(); ++i) if (!used[g[v][i]]) dfs1(g[v][i]);</text:span></text:p>
      <text:p text:style-name="P1"><text:span text:style-name="T7"><text:s text:c="4"/>order.push_back(v);</text:span></text:p>
      <text:p text:style-name="P1"><text:span text:style-name="T7">}</text:span></text:p>
      <text:p text:style-name="P1"><text:span text:style-name="T8"/></text:p>
      <text:p text:style-name="P1"><text:span text:style-name="T9">void dfs2(int v, int cl) {</text:span></text:p>
      <text:p text:style-name="P1"><text:span text:style-name="T9"><text:s text:c="4"/>comp[v] = cl;</text:span></text:p>
      <text:p text:style-name="P1"><text:span text:style-name="T9"><text:s text:c="4"/>for (int i=0; i&lt;(int)gt[v].size(); ++i) if (comp[gt[v][i]]==-1) dfs2(gt[v][i], cl);</text:span></text:p>
      <text:p text:style-name="P1"><text:span text:style-name="T9">}</text:span></text:p>
      <text:p text:style-name="P1"><text:span text:style-name="T10"/></text:p>
      <text:p text:style-name="P1"><text:span text:style-name="T11">set&lt;int&gt; exec2sat() {</text:span></text:p>
      <text:p text:style-name="P1"><text:span text:style-name="T11"><text:s text:c="4"/>used.assign(n, false);</text:span></text:p>
      <text:p text:style-name="P1"><text:span text:style-name="T11"><text:s text:c="4"/>for (int i=0; i&lt;n; ++i) if (!used[i]) dfs1(i);</text:span></text:p>
      <text:p text:style-name="P1"><text:span text:style-name="T11"><text:s text:c="4"/>comp.assign(n, -1);</text:span></text:p>
      <text:p text:style-name="P1"><text:span text:style-name="T11"><text:s text:c="4"/>for (int i=0, j=0; i&lt;n; ++i) if (comp[order[n-i-1]]==-1) dfs2(order[n-i-1], j++);</text:span></text:p>
      <text:p text:style-name="P1"><text:span text:style-name="T11"><text:s text:c="4"/>set&lt;int&gt; s;</text:span></text:p>
      <text:p text:style-name="P1"><text:span text:style-name="T11"><text:s text:c="4"/>for (int i=0; i&lt;n; ++i) if (comp[i]==comp[i^1]) {</text:span></text:p>
      <text:p text:style-name="P1"><text:span text:style-name="T11"><text:s text:c="8"/>s.insert(-1);</text:span></text:p>
      <text:p text:style-name="P1"><text:span text:style-name="T11"><text:s text:c="8"/>return s;</text:span></text:p>
      <text:p text:style-name="P1"><text:span text:style-name="T11"><text:s text:c="4"/>}</text:span></text:p>
      <text:p text:style-name="P1"><text:span text:style-name="T11"><text:s text:c="4"/>for (int i=0; i&lt;n; ++i) {</text:span></text:p>
      <text:p text:style-name="P1"><text:span text:style-name="T11"><text:s text:c="8"/>int ans = (comp[i]&gt;comp[i^1]?i:i^1);</text:span></text:p>
      <text:p text:style-name="P1"><text:span text:style-name="T11"><text:s text:c="8"/>if ((ans&amp;1)==0) s.insert((ans&gt;&gt;1)+1);</text:span></text:p>
      <text:p text:style-name="P1"><text:span text:style-name="T11"><text:s text:c="4"/>}</text:span></text:p>
      <text:p text:style-name="P1"><text:span text:style-name="T11"><text:s text:c="4"/>return s;</text:span></text:p>
      <text:p text:style-name="P1"><text:span text:style-name="T11">}</text:span></text:p>
      <text:p text:style-name="P1"><text:span text:style-name="T11">------------------------------------------------------------------------</text:span></text:p>
      <text:p text:style-name="P1"><text:span text:style-name="T12"/></text:p>
      <text:p text:style-name="P1"><text:span text:style-name="T12"/></text:p>
      <text:p text:style-name="P1"><text:span text:style-name="T13">------------------------------------------------------------------------</text:span></text:p>
      <text:p text:style-name="P1"><text:span text:style-name="T13">ll china_rem_reconstruction(vector&lt;ll&gt;&amp; a, vector&lt;ll&gt;&amp; n, ll N) {</text:span></text:p>
      <text:p text:style-name="P1"><text:span text:style-name="T13"><text:s text:c="4"/>int z = sz(a);</text:span></text:p>
      <text:p text:style-name="P1"><text:span text:style-name="T13"><text:s text:c="4"/>ll ret = 0;</text:span></text:p>
      <text:p text:style-name="P1"><text:span text:style-name="T13"><text:s text:c="4"/>FOR(i,z) {</text:span></text:p>
      <text:p text:style-name="P1"><text:span text:style-name="T13"><text:s text:c="8"/>pair&lt;ll,pll&gt; g = gcd(n[i],N/n[i]);</text:span></text:p>
      <text:p text:style-name="P1"><text:span text:style-name="T13"><text:s text:c="8"/>ll ei = (N/n[i])*((g.py.py%N+N)%N);</text:span></text:p>
      <text:p text:style-name="P1"><text:span text:style-name="T13"><text:s text:c="8"/>ret += (a[i]*(ei%N))%N;</text:span></text:p>
      <text:p text:style-name="P1"><text:span text:style-name="T13"><text:s text:c="4"/>}</text:span></text:p>
      <text:p text:style-name="P1"><text:span text:style-name="T13"><text:s text:c="4"/>ret = (ret%N+N)%N;</text:span></text:p>
      <text:p text:style-name="P1"><text:span text:style-name="T13"><text:s text:c="4"/>return ret;</text:span></text:p>
      <text:p text:style-name="P1"><text:span text:style-name="T13">}</text:span></text:p>
      <text:p text:style-name="P1"><text:span text:style-name="T13">------------------------------------------------------------------------</text:span></text:p>
      <text:p text:style-name="P1"><text:span text:style-name="T14"/></text:p>
      <text:p text:style-name="P1"><text:span text:style-name="T14"/></text:p>
      <text:p text:style-name="P1"><text:span text:style-name="T15">------------------------------------------------------------------------</text:span></text:p>
      <text:p text:style-name="P1"><text:span text:style-name="T15">struct C {</text:span></text:p>
      <text:p text:style-name="P1"><text:span text:style-name="T15"><text:s text:c="4"/>V c;</text:span></text:p>
      <text:p text:style-name="P1"><text:span text:style-name="T15"><text:s text:c="4"/>V_TYPE r;</text:span></text:p>
      <text:p text:style-name="P1"><text:span text:style-name="T15"><text:s text:c="4"/>C(V _c=V(), V_TYPE _r=0) : c(_c), r(_r) {}</text:span></text:p>
      <text:p text:style-name="P1"><text:span text:style-name="T15"><text:s text:c="4"/>C operator+(V o){ return C(c+o,r); }</text:span></text:p>
      <text:p text:style-name="P1"><text:span text:style-name="T15"><text:s text:c="4"/>vector&lt;V&gt; intersect(L o) {</text:span></text:p>
      <text:p text:style-name="P1"><text:span text:style-name="T15"><text:s text:c="8"/>vector&lt;V&gt; ip;</text:span></text:p>
      <text:p text:style-name="P1"><text:span text:style-name="T15"><text:s text:c="8"/>double x = o.linedist(c);</text:span></text:p>
      <text:p text:style-name="P1"><text:span text:style-name="T15"><text:s text:c="8"/>if (r==x) ip.pb(o.b+(c-o.b).projV(o.dir()));</text:span></text:p>
      <text:p text:style-name="P1"><text:span text:style-name="T15"><text:s text:c="8"/>else if (r&gt;x) {</text:span></text:p>
      <text:p text:style-name="P1"><text:span text:style-name="T15"><text:s text:c="12"/>V cp = o.b+(c-o.b).projV(o.dir());</text:span></text:p>
      <text:p text:style-name="P1"><text:span text:style-name="T15"><text:s text:c="12"/>double off = sqrt(S(r)-(cp-c).mag2());</text:span></text:p>
      <text:p text:style-name="P1"><text:span text:style-name="T15"><text:s text:c="12"/>ip.pb(cp+o.dir().unit()*off);</text:span></text:p>
      <text:p text:style-name="P1"><text:span text:style-name="T15"><text:s text:c="12"/>ip.pb(cp-o.dir().unit()*off);</text:span></text:p>
      <text:p text:style-name="P1"><text:span text:style-name="T15"><text:s text:c="8"/>}</text:span></text:p>
      <text:p text:style-name="P1"><text:span text:style-name="T15"><text:s text:c="8"/>return ip;</text:span></text:p>
      <text:p text:style-name="P1"><text:span text:style-name="T15"><text:s text:c="4"/>}</text:span></text:p>
      <text:p text:style-name="P1"><text:span text:style-name="T15"><text:s text:c="4"/>vector&lt;V&gt; intersect(C o) { // assuming not same circle</text:span></text:p>
      <text:p text:style-name="P1"><text:span text:style-name="T15"><text:s text:c="8"/>vector&lt;V&gt; ip;</text:span></text:p>
      <text:p text:style-name="P1"><text:span text:style-name="T15"><text:s text:c="8"/>double d = (o.c-c).mag();</text:span></text:p>
      <text:p text:style-name="P1"><text:span text:style-name="T15"><text:s text:c="8"/>if (ZERO(r+o.r-d) or ZERO(abs(r-o.r)-d)) ip.pb(c+(o.c-c).unit()*r);</text:span></text:p>
      <text:p text:style-name="P1"><text:span text:style-name="T15"><text:s text:c="8"/>else if (r+o.r&gt;d and abs(r-o.r)&lt;d) {</text:span></text:p>
      <text:p text:style-name="P1"><text:span text:style-name="T15"><text:s text:c="12"/>double A = abs(triangle_area(r,o.r,d));</text:span></text:p>
      <text:p text:style-name="P1"><text:span text:style-name="T15"><text:s text:c="12"/>double h = 2*A/d;</text:span></text:p>
      <text:p text:style-name="P1"><text:span text:style-name="T15"><text:s text:c="12"/>double p = sqrt(S(r)-S(h));</text:span></text:p>
      <text:p text:style-name="P1"><text:span text:style-name="T15"><text:s text:c="12"/>double q = sqrt(S(o.r)-S(h));</text:span></text:p>
      <text:p text:style-name="P1"><text:span text:style-name="T15"><text:s text:c="12"/>V M = (p*o.c+q*c)/(p+q);</text:span></text:p>
      <text:p text:style-name="P1"><text:span text:style-name="T15"><text:s text:c="12"/>V D = o.c-c;</text:span></text:p>
      <text:p text:style-name="P1"><text:span text:style-name="T15"><text:s text:c="12"/>ip.pb(M + D.perpL()*h/d);</text:span></text:p>
      <text:p text:style-name="P1"><text:span text:style-name="T15"><text:s text:c="12"/>ip.pb(M + D.perpR()*h/d);</text:span></text:p>
      <text:p text:style-name="P1"><text:span text:style-name="T15"><text:s text:c="8"/>}</text:span></text:p>
      <text:p text:style-name="P1"><text:span text:style-name="T15"><text:s text:c="8"/>return ip;</text:span></text:p>
      <text:p text:style-name="P1"><text:span text:style-name="T15"><text:s text:c="4"/>}</text:span></text:p>
      <text:p text:style-name="P1"><text:span text:style-name="T15"><text:s text:c="4"/>vector&lt;L&gt; tangent_from_point(V p) {</text:span></text:p>
      <text:p text:style-name="P1"><text:span text:style-name="T15"><text:s text:c="8"/>vector&lt;L&gt; ts;</text:span></text:p>
      <text:p text:style-name="P1"><text:span text:style-name="T15"><text:s text:c="8"/>double d = (p-c).mag();</text:span></text:p>
      <text:p text:style-name="P1"><text:span text:style-name="T15"><text:s text:c="8"/>if (ZERO(d-r)) ts.pb(L(c,p).perp(p));</text:span></text:p>
      <text:p text:style-name="P1"><text:span text:style-name="T15"><text:s text:c="8"/>else if (d&gt;r) {</text:span></text:p>
      <text:p text:style-name="P1"><text:span text:style-name="T15"><text:s text:c="12"/>double ang = asin(r/d);</text:span></text:p>
      <text:p text:style-name="P1"><text:span text:style-name="T15"><text:s text:c="12"/>ts.pb(L(p,p+(c-p).rotate(ang)));</text:span></text:p>
      <text:p text:style-name="P1"><text:span text:style-name="T15"><text:s text:c="12"/>ts.pb(L(p,p+(c-p).rotate(-ang)));</text:span></text:p>
      <text:p text:style-name="P1"><text:span text:style-name="T15"><text:s text:c="8"/>}</text:span></text:p>
      <text:p text:style-name="P1"><text:span text:style-name="T15"><text:s text:c="8"/>return ts;</text:span></text:p>
      <text:p text:style-name="P1"><text:span text:style-name="T15"><text:s text:c="4"/>}</text:span></text:p>
      <text:p text:style-name="P1"><text:span text:style-name="T15"><text:s text:c="4"/>vector&lt;L&gt; outer_tangent(C o) {</text:span></text:p>
      <text:p text:style-name="P1"><text:span text:style-name="T15"><text:s text:c="8"/>vector&lt;L&gt; ts;</text:span></text:p>
      <text:p text:style-name="P1"><text:span text:style-name="T15"><text:s text:c="8"/>double d = (o.c-c).mag();</text:span></text:p>
      <text:p text:style-name="P1"><text:span text:style-name="T15"><text:s text:c="8"/>if (d&gt;fabs(r-o.r)) {</text:span></text:p>
      <text:p text:style-name="P1"><text:span text:style-name="T15"><text:s text:c="12"/>double ang = asin(fabs(r-o.r)/d);</text:span></text:p>
      <text:p text:style-name="P1"><text:span text:style-name="T15"><text:s text:c="12"/>ts.pb(L(o.c,o.c+(c-o.c).rotate(ang)));</text:span></text:p>
      <text:p text:style-name="P1"><text:span text:style-name="T15"><text:s text:c="12"/>ts.pb(L(o.c,o.c+(c-o.c).rotate(-ang)));</text:span></text:p>
      <text:p text:style-name="P1"><text:span text:style-name="T15"><text:s text:c="12"/>ts[0] = ts[0]+ts[0].dir().perpL();</text:span></text:p>
      <text:p text:style-name="P1"><text:span text:style-name="T15"><text:s text:c="12"/>ts[1] = ts[1]+ts[1].dir().perpR();</text:span></text:p>
      <text:p text:style-name="P1"><text:span text:style-name="T15"><text:s text:c="8"/>}</text:span></text:p>
      <text:p text:style-name="P1"><text:span text:style-name="T15"><text:s text:c="8"/>return ts;</text:span></text:p>
      <text:p text:style-name="P1"><text:span text:style-name="T15"><text:s text:c="4"/>}</text:span></text:p>
      <text:p text:style-name="P1"><text:span text:style-name="T15"><text:s text:c="4"/>vector&lt;L&gt; inner_tangent(C o) {</text:span></text:p>
      <text:p text:style-name="P1"><text:span text:style-name="T15"><text:s text:c="8"/>vector&lt;L&gt; ts;</text:span></text:p>
      <text:p text:style-name="P1"><text:span text:style-name="T15"><text:s text:c="8"/>double d = (o.c-c).mag();</text:span></text:p>
      <text:p text:style-name="P1"><text:span text:style-name="T15"><text:s text:c="8"/>V cut(c+(o.c-c)*r/(r+o.r));</text:span></text:p>
      <text:p text:style-name="P1"><text:span text:style-name="T15"><text:s text:c="8"/>if (ZERO(d-r-o.r)) ts.pb(L(c,cut).perp(cut));</text:span></text:p>
      <text:p text:style-name="P1"><text:span text:style-name="T15"><text:s text:c="8"/>else if (d&gt;r+o.r) {</text:span></text:p>
      <text:p text:style-name="P1"><text:span text:style-name="T15"><text:s text:c="12"/>double ang = asin((r+o.r)/d);</text:span></text:p>
      <text:p text:style-name="P1"><text:span text:style-name="T15"><text:s text:c="12"/>ts.pb(L(cut,cut+(c-cut).rotate(ang)));</text:span></text:p>
      <text:p text:style-name="P1"><text:span text:style-name="T15"><text:s text:c="12"/>ts.pb(L(cut,cut+(c-cut).rotate(-ang)));</text:span></text:p>
      <text:p text:style-name="P1"><text:span text:style-name="T15"><text:s text:c="8"/>}</text:span></text:p>
      <text:p text:style-name="P1"><text:span text:style-name="T15"><text:s text:c="8"/>return ts;</text:span></text:p>
      <text:p text:style-name="P1"><text:span text:style-name="T15"><text:s text:c="4"/>}</text:span></text:p>
      <text:p text:style-name="P1"><text:span text:style-name="T15">};</text:span></text:p>
      <text:p text:style-name="P1"><text:span text:style-name="T15">------------------------------------------------------------------------</text:span></text:p>
      <text:p text:style-name="P1"><text:span text:style-name="T16"/></text:p>
      <text:p text:style-name="P1"><text:span text:style-name="T16"/></text:p>
      <text:p text:style-name="P1"><text:span text:style-name="T17">------------------------------------------------------------------------</text:span></text:p>
      <text:p text:style-name="P1"><text:span text:style-name="T17">vector&lt;V&gt; convexHull(vector&lt;V&gt;&amp; pts) {</text:span></text:p>
      <text:p text:style-name="P1"><text:span text:style-name="T17"><text:s text:c="4"/>sort(begend(pts));</text:span></text:p>
      <text:p text:style-name="P1"><text:span text:style-name="T17"><text:s text:c="4"/>pts.resize(unique(begend(pts))-pts.begin());</text:span></text:p>
      <text:p text:style-name="P1"><text:span text:style-name="T17"><text:s text:c="4"/>int n = sz(pts), k = 0;</text:span></text:p>
      <text:p text:style-name="P1"><text:span text:style-name="T17"><text:s text:c="4"/>vector&lt;V&gt; hull(2*n);</text:span></text:p>
      <text:p text:style-name="P1"><text:span text:style-name="T17"><text:s text:c="4"/>for (int i=0; i&lt;n; ++i) {</text:span></text:p>
      <text:p text:style-name="P1"><text:span text:style-name="T17"><text:s text:c="8"/>while (k&gt;=2 and (hull[k-1]-hull[k-2]).cross(pts[i]-hull[k-2])&lt;=0) --k;</text:span></text:p>
      <text:p text:style-name="P1"><text:span text:style-name="T17"><text:s text:c="8"/>hull[k++] = pts[i];</text:span></text:p>
      <text:p text:style-name="P1"><text:span text:style-name="T17"><text:s text:c="4"/>}</text:span></text:p>
      <text:p text:style-name="P1"><text:span text:style-name="T17"><text:s text:c="4"/>for (int i=n-2, t=k+1; i&gt;=0; --i) {</text:span></text:p>
      <text:p text:style-name="P1"><text:span text:style-name="T17"><text:s text:c="8"/>while (k&gt;=t and (hull[k-1]-hull[k-2]).cross(pts[i]-hull[k-2])&lt;=0) --k;</text:span></text:p>
      <text:p text:style-name="P1"><text:span text:style-name="T17"><text:s text:c="8"/>hull[k++] = pts[i];</text:span></text:p>
      <text:p text:style-name="P1"><text:span text:style-name="T17"><text:s text:c="4"/>}</text:span></text:p>
      <text:p text:style-name="P1"><text:span text:style-name="T17"><text:s text:c="4"/>if (k&gt;2) hull.resize(k-1);</text:span></text:p>
      <text:p text:style-name="P1"><text:span text:style-name="T17"><text:s text:c="4"/>return hull;</text:span></text:p>
      <text:p text:style-name="P1"><text:span text:style-name="T17">}</text:span></text:p>
      <text:p text:style-name="P1"><text:span text:style-name="T17">------------------------------------------------------------------------</text:span></text:p>
      <text:p text:style-name="P1"><text:span text:style-name="T18"/></text:p>
      <text:p text:style-name="P1"><text:span text:style-name="T18"/></text:p>
      <text:p text:style-name="P1"><text:span text:style-name="T19">------------------------------------------------------------------------</text:span></text:p>
      <text:p text:style-name="P1"><text:span text:style-name="T19">ll count_primepower_in_factorial(ll n, ll p) {</text:span></text:p>
      <text:p text:style-name="P1"><text:span text:style-name="T19"><text:s text:c="4"/>ll ret = 0;</text:span></text:p>
      <text:p text:style-name="P1"><text:span text:style-name="T19"><text:s text:c="4"/>while (n) n /= p, ret += n;</text:span></text:p>
      <text:p text:style-name="P1"><text:span text:style-name="T19"><text:s text:c="4"/>return ret;</text:span></text:p>
      <text:p text:style-name="P1"><text:span text:style-name="T19">}</text:span></text:p>
      <text:p text:style-name="P1"><text:span text:style-name="T19">------------------------------------------------------------------------</text:span></text:p>
      <text:p text:style-name="P1"><text:span text:style-name="T20"/></text:p>
      <text:p text:style-name="P1"><text:span text:style-name="T20"/></text:p>
      <text:p text:style-name="P1"><text:span text:style-name="T21">------------------------------------------------------------------------</text:span></text:p>
      <text:p text:style-name="P1"><text:span text:style-name="T21">const bool directed = false; </text:span></text:p>
      <text:p text:style-name="P1"><text:span text:style-name="T21">const int MAXN = 5003;</text:span></text:p>
      <text:p text:style-name="P1"><text:span text:style-name="T21">const int INF = 1000000000;</text:span></text:p>
      <text:p text:style-name="P1"><text:span text:style-name="T22"/></text:p>
      <text:p text:style-name="P1"><text:span text:style-name="T23">struct edge { int a, b, cap, flow; };</text:span></text:p>
      <text:p text:style-name="P1"><text:span text:style-name="T24"/></text:p>
      <text:p text:style-name="P1"><text:span text:style-name="T25">int n, s, t, d[MAXN], ptr[MAXN], q[MAXN];</text:span></text:p>
      <text:p text:style-name="P1"><text:span text:style-name="T25">vector&lt;edge&gt; e;</text:span></text:p>
      <text:p text:style-name="P1"><text:span text:style-name="T25">vector&lt;int&gt; g[MAXN];</text:span></text:p>
      <text:p text:style-name="P1"><text:span text:style-name="T26"/></text:p>
      <text:p text:style-name="P1"><text:span text:style-name="T27">void add_edge(int a, int b, int cap) {</text:span></text:p>
      <text:p text:style-name="P1"><text:span text:style-name="T27"><text:s text:c="4"/>edge e1 = {a, b, cap, 0};</text:span></text:p>
      <text:p text:style-name="P1"><text:span text:style-name="T27"><text:s text:c="4"/>edge e2 = {b, a, (directed?0:cap), 0};</text:span></text:p>
      <text:p text:style-name="P1"><text:span text:style-name="T27"><text:s text:c="4"/>g[a].push_back ((int)e.size());</text:span></text:p>
      <text:p text:style-name="P1"><text:span text:style-name="T27"><text:s text:c="4"/>e.push_back (e1);</text:span></text:p>
      <text:p text:style-name="P1"><text:span text:style-name="T27"><text:s text:c="4"/>g[b].push_back ((int)e.size());</text:span></text:p>
      <text:p text:style-name="P1"><text:span text:style-name="T27"><text:s text:c="4"/>e.push_back (e2);</text:span></text:p>
      <text:p text:style-name="P1"><text:span text:style-name="T27">}</text:span></text:p>
      <text:p text:style-name="P1"><text:span text:style-name="T28"/></text:p>
      <text:p text:style-name="P1"><text:span text:style-name="T29">bool bfs() {</text:span></text:p>
      <text:p text:style-name="P1"><text:span text:style-name="T29"><text:s text:c="4"/>int qh=0, qt=0;</text:span></text:p>
      <text:p text:style-name="P1"><text:span text:style-name="T29"><text:s text:c="4"/>q[qt++] = s;</text:span></text:p>
      <text:p text:style-name="P1"><text:span text:style-name="T29"><text:s text:c="4"/>memset(d, -1, n*sizeof(d[0]));</text:span></text:p>
      <text:p text:style-name="P1"><text:span text:style-name="T29"><text:s text:c="4"/>d[s] = 0;</text:span></text:p>
      <text:p text:style-name="P1"><text:span text:style-name="T29"><text:s text:c="4"/>while (qh&lt;qt and d[t]==-1) {</text:span></text:p>
      <text:p text:style-name="P1"><text:span text:style-name="T29"><text:s text:c="8"/>int v = q[qh++];</text:span></text:p>
      <text:p text:style-name="P1"><text:span text:style-name="T29"><text:s text:c="8"/>for (int i=0; i&lt;(int)g[v].size(); ++i) {</text:span></text:p>
      <text:p text:style-name="P1"><text:span text:style-name="T29"><text:s text:c="12"/>int id = g[v][i], to = e[id].b;</text:span></text:p>
      <text:p text:style-name="P1"><text:span text:style-name="T29"><text:s text:c="12"/>if (d[to]==-1 and e[id].flow&lt;e[id].cap) {</text:span></text:p>
      <text:p text:style-name="P1"><text:span text:style-name="T29"><text:s text:c="16"/>q[qt++] = to;</text:span></text:p>
      <text:p text:style-name="P1"><text:span text:style-name="T29"><text:s text:c="16"/>d[to] = d[v] + 1;</text:span></text:p>
      <text:p text:style-name="P1"><text:span text:style-name="T29"><text:s text:c="12"/>}</text:span></text:p>
      <text:p text:style-name="P1"><text:span text:style-name="T29"><text:s text:c="8"/>}</text:span></text:p>
      <text:p text:style-name="P1"><text:span text:style-name="T29"><text:s text:c="4"/>}</text:span></text:p>
      <text:p text:style-name="P1"><text:span text:style-name="T29"><text:s text:c="4"/>return d[t] != -1;</text:span></text:p>
      <text:p text:style-name="P1"><text:span text:style-name="T29">}</text:span></text:p>
      <text:p text:style-name="P1"><text:span text:style-name="T30"/></text:p>
      <text:p text:style-name="P1"><text:span text:style-name="T31">int dfs (int v, int flow) {</text:span></text:p>
      <text:p text:style-name="P1"><text:span text:style-name="T31"><text:s text:c="4"/>if (!flow)<text:s text:c="2"/>return 0;</text:span></text:p>
      <text:p text:style-name="P1"><text:span text:style-name="T31"><text:s text:c="4"/>if (v==t)<text:s text:c="2"/>return flow;</text:span></text:p>
      <text:p text:style-name="P1"><text:span text:style-name="T31"><text:s text:c="4"/>for (; ptr[v]&lt;(int)g[v].size(); ++ptr[v]) {</text:span></text:p>
      <text:p text:style-name="P1"><text:span text:style-name="T31"><text:s text:c="8"/>int id = g[v][ptr[v]], to = e[id].b;</text:span></text:p>
      <text:p text:style-name="P1"><text:span text:style-name="T31"><text:s text:c="8"/>if (d[to]!=d[v]+1)<text:s text:c="2"/>continue;</text:span></text:p>
      <text:p text:style-name="P1"><text:span text:style-name="T31"><text:s text:c="8"/>int pushed = dfs(to, min(flow, e[id].cap - e[id].flow));</text:span></text:p>
      <text:p text:style-name="P1"><text:span text:style-name="T31"><text:s text:c="8"/>if (pushed) {</text:span></text:p>
      <text:p text:style-name="P1"><text:span text:style-name="T31"><text:s text:c="12"/>e[id].flow += pushed;</text:span></text:p>
      <text:p text:style-name="P1"><text:span text:style-name="T31"><text:s text:c="12"/>e[id^1].flow -= pushed;</text:span></text:p>
      <text:p text:style-name="P1"><text:span text:style-name="T31"><text:s text:c="12"/>return pushed;</text:span></text:p>
      <text:p text:style-name="P1"><text:span text:style-name="T31"><text:s text:c="8"/>}</text:span></text:p>
      <text:p text:style-name="P1"><text:span text:style-name="T31"><text:s text:c="4"/>}</text:span></text:p>
      <text:p text:style-name="P1"><text:span text:style-name="T31"><text:s text:c="4"/>return 0;</text:span></text:p>
      <text:p text:style-name="P1"><text:span text:style-name="T31">}</text:span></text:p>
      <text:p text:style-name="P1"><text:span text:style-name="T32"/></text:p>
      <text:p text:style-name="P1"><text:span text:style-name="T33">int dinic() {</text:span></text:p>
      <text:p text:style-name="P1"><text:span text:style-name="T33"><text:s text:c="4"/>int flow = 0;</text:span></text:p>
      <text:p text:style-name="P1"><text:span text:style-name="T33"><text:s text:c="4"/>for (;;) {</text:span></text:p>
      <text:p text:style-name="P1"><text:span text:style-name="T33"><text:s text:c="8"/>if (!bfs())<text:s text:c="2"/>break;</text:span></text:p>
      <text:p text:style-name="P1"><text:span text:style-name="T33"><text:s text:c="8"/>memset (ptr, 0, n*sizeof(ptr[0]));</text:span></text:p>
      <text:p text:style-name="P1"><text:span text:style-name="T33"><text:s text:c="8"/>while (int pushed = dfs(s,INF)) flow += pushed;</text:span></text:p>
      <text:p text:style-name="P1"><text:span text:style-name="T33"><text:s text:c="4"/>}</text:span></text:p>
      <text:p text:style-name="P1"><text:span text:style-name="T33"><text:s text:c="4"/>return flow;</text:span></text:p>
      <text:p text:style-name="P1"><text:span text:style-name="T33">}</text:span></text:p>
      <text:p text:style-name="P1"><text:span text:style-name="T33">------------------------------------------------------------------------</text:span></text:p>
      <text:p text:style-name="P1"><text:span text:style-name="T34"/></text:p>
      <text:p text:style-name="P1"><text:span text:style-name="T34"/></text:p>
      <text:p text:style-name="P1"><text:span text:style-name="T35">------------------------------------------------------------------------</text:span></text:p>
      <text:p text:style-name="P1"><text:span text:style-name="T35">struct DisjointDS {</text:span></text:p>
      <text:p text:style-name="P1"><text:span text:style-name="T35"><text:s text:c="4"/>vi parent;</text:span></text:p>
      <text:p text:style-name="P1"><text:span text:style-name="T35"><text:s text:c="4"/>vi rank;</text:span></text:p>
      <text:p text:style-name="P1"><text:span text:style-name="T35"><text:s text:c="4"/>void init(int n) {</text:span></text:p>
      <text:p text:style-name="P1"><text:span text:style-name="T35"><text:s text:c="8"/>parent.resize(n);</text:span></text:p>
      <text:p text:style-name="P1"><text:span text:style-name="T35"><text:s text:c="8"/>FOR(i,n) parent[i] = i;</text:span></text:p>
      <text:p text:style-name="P1"><text:span text:style-name="T35"><text:s text:c="8"/>rank.assign(n,0);</text:span></text:p>
      <text:p text:style-name="P1"><text:span text:style-name="T35"><text:s text:c="4"/>}</text:span></text:p>
      <text:p text:style-name="P1"><text:span text:style-name="T35"><text:s text:c="4"/>int find(int x) {</text:span></text:p>
      <text:p text:style-name="P1"><text:span text:style-name="T35"><text:s text:c="8"/>if (x!=parent[x]) parent[x] = find(parent[x]);</text:span></text:p>
      <text:p text:style-name="P1"><text:span text:style-name="T35"><text:s text:c="8"/>return parent[x];</text:span></text:p>
      <text:p text:style-name="P1"><text:span text:style-name="T35"><text:s text:c="4"/>}</text:span></text:p>
      <text:p text:style-name="P1"><text:span text:style-name="T35"><text:s text:c="4"/>void merge(int x, int y) {</text:span></text:p>
      <text:p text:style-name="P1"><text:span text:style-name="T35"><text:s text:c="8"/>int xr = find(x), yr = find(y);</text:span></text:p>
      <text:p text:style-name="P1"><text:span text:style-name="T35"><text:s text:c="8"/>if (xr==yr) return;</text:span></text:p>
      <text:p text:style-name="P1"><text:span text:style-name="T35"><text:s text:c="8"/>if (rank[xr]&lt;rank[yr]) parent[xr] = yr;</text:span></text:p>
      <text:p text:style-name="P1"><text:span text:style-name="T35"><text:s text:c="8"/>else if (rank[xr]&gt;rank[yr]) parent[yr] = xr;</text:span></text:p>
      <text:p text:style-name="P1"><text:span text:style-name="T35"><text:s text:c="8"/>else parent[yr] = xr, ++rank[xr];</text:span></text:p>
      <text:p text:style-name="P1"><text:span text:style-name="T35"><text:s text:c="4"/>}</text:span></text:p>
      <text:p text:style-name="P1"><text:span text:style-name="T35">};</text:span></text:p>
      <text:p text:style-name="P1"><text:span text:style-name="T35">------------------------------------------------------------------------</text:span></text:p>
      <text:p text:style-name="P1"><text:span text:style-name="T36"/></text:p>
      <text:p text:style-name="P1"><text:span text:style-name="T36"/></text:p>
      <text:p text:style-name="P1"><text:span text:style-name="T37">------------------------------------------------------------------------</text:span></text:p>
      <text:p text:style-name="P1"><text:span text:style-name="T37">pair&lt;int,pii&gt; gcd(int a, int b) {</text:span></text:p>
      <text:p text:style-name="P1"><text:span text:style-name="T37"><text:s text:c="4"/>if (a == 0) return make_pair(b,pii(0,1));</text:span></text:p>
      <text:p text:style-name="P1"><text:span text:style-name="T37"><text:s text:c="4"/>pair&lt;int,pii&gt; g = gcd(b%a,a);</text:span></text:p>
      <text:p text:style-name="P1"><text:span text:style-name="T37"><text:s text:c="4"/>g.py.py -= (b/a) * g.py.px;</text:span></text:p>
      <text:p text:style-name="P1"><text:span text:style-name="T37"><text:s text:c="4"/>swap(g.py.px,g.py.py);</text:span></text:p>
      <text:p text:style-name="P1"><text:span text:style-name="T37"><text:s text:c="4"/>return g;</text:span></text:p>
      <text:p text:style-name="P1"><text:span text:style-name="T37">}</text:span></text:p>
      <text:p text:style-name="P1"><text:span text:style-name="T37">------------------------------------------------------------------------</text:span></text:p>
      <text:p text:style-name="P1"><text:span text:style-name="T38"/></text:p>
      <text:p text:style-name="P1"><text:span text:style-name="T38"/></text:p>
      <text:p text:style-name="P1"><text:span text:style-name="T39">------------------------------------------------------------------------</text:span></text:p>
      <text:p text:style-name="P1"><text:span text:style-name="T39">struct CIN {</text:span></text:p>
      <text:p text:style-name="P1"><text:span text:style-name="T39">// CALL METHOD : if (CIN().INT(i).INT64(j)....DOUBLE(k).NUMREAD==5)</text:span></text:p>
      <text:p text:style-name="P1"><text:span text:style-name="T39">//#define i64d</text:span></text:p>
      <text:p text:style-name="P1"><text:span text:style-name="T39"><text:s text:c="4"/>int NUMREAD;</text:span></text:p>
      <text:p text:style-name="P1"><text:span text:style-name="T39"><text:s text:c="4"/>CIN&amp; operator()(void) { NUMREAD = 0; return *this; }</text:span></text:p>
      <text:p text:style-name="P1"><text:span text:style-name="T39"><text:s text:c="4"/>CIN&amp; INT(int&amp; i) { if (scanf("%d",&amp;i)==1) ++NUMREAD; return *this; }</text:span></text:p>
      <text:p text:style-name="P1"><text:span text:style-name="T39"><text:s text:c="4"/>CIN&amp; DOUBLE(double&amp; d) { if (scanf("%lf",&amp;d)==1) ++NUMREAD; return *this; }</text:span></text:p>
      <text:p text:style-name="P1"><text:span text:style-name="T39"><text:s text:c="4"/>CIN&amp; CSTRING(char* s) { if (scanf("%s",s)==1) ++NUMREAD; return *this; }</text:span></text:p>
      <text:p text:style-name="P1"><text:span text:style-name="T39"><text:s text:c="4"/>CIN&amp; STRING(string&amp; s) { if (cin&gt;&gt;s) ++NUMREAD; return *this; }</text:span></text:p>
      <text:p text:style-name="P1"><text:span text:style-name="T39"><text:s text:c="4"/>CIN&amp; GETLINE(char* s) { fgets(s, sizeof(s), stdin); }</text:span></text:p>
      <text:p text:style-name="P1"><text:span text:style-name="T39">#ifdef i64d</text:span></text:p>
      <text:p text:style-name="P1"><text:span text:style-name="T39"><text:s text:c="4"/>CIN&amp; INT64(ll&amp; l) { if (scanf("%I64D",&amp;l)==1) ++NUMREAD; return *this; }</text:span></text:p>
      <text:p text:style-name="P1"><text:span text:style-name="T39">#else</text:span></text:p>
      <text:p text:style-name="P1"><text:span text:style-name="T39"><text:s text:c="4"/>CIN&amp; INT64(ll&amp; l) { if (scanf("%lld",&amp;l)==1) ++NUMREAD; return *this; }</text:span></text:p>
      <text:p text:style-name="P1"><text:span text:style-name="T39">#endif</text:span></text:p>
      <text:p text:style-name="P1"><text:span text:style-name="T39">} CIN;</text:span></text:p>
      <text:p text:style-name="P1"><text:span text:style-name="T39">------------------------------------------------------------------------</text:span></text:p>
      <text:p text:style-name="P1"><text:span text:style-name="T40"/></text:p>
      <text:p text:style-name="P1"><text:span text:style-name="T40"/></text:p>
      <text:p text:style-name="P1"><text:span text:style-name="T41">------------------------------------------------------------------------</text:span></text:p>
      <text:p text:style-name="P1"><text:span text:style-name="T41">vvi findCycle(vvi&amp; g) {</text:span></text:p>
      <text:p text:style-name="P1"><text:span text:style-name="T41"><text:s text:c="4"/>vvi r;</text:span></text:p>
      <text:p text:style-name="P1"><text:span text:style-name="T41"><text:s text:c="4"/>set&lt;int&gt; vis, onpath;</text:span></text:p>
      <text:p text:style-name="P1"><text:span text:style-name="T41"><text:s text:c="4"/>vi path;</text:span></text:p>
      <text:p text:style-name="P1"><text:span text:style-name="T41"><text:s text:c="4"/>stack&lt;int&gt; S;</text:span></text:p>
      <text:p text:style-name="P1"><text:span text:style-name="T41"><text:s text:c="4"/>S.push(0);</text:span></text:p>
      <text:p text:style-name="P1"><text:span text:style-name="T41"><text:s text:c="4"/>while (sz(S)) {</text:span></text:p>
      <text:p text:style-name="P1"><text:span text:style-name="T41"><text:s text:c="8"/>int cv = S.top();</text:span></text:p>
      <text:p text:style-name="P1"><text:span text:style-name="T41"><text:s text:c="8"/>S.pop();</text:span></text:p>
      <text:p text:style-name="P1"><text:span text:style-name="T41"><text:s text:c="8"/>if (cv&lt;0) path.pop_back(), onpath.erase(-cv-1);</text:span></text:p>
      <text:p text:style-name="P1"><text:span text:style-name="T41"><text:s text:c="8"/>else {</text:span></text:p>
      <text:p text:style-name="P1"><text:span text:style-name="T41"><text:s text:c="12"/>vis.insert(cv);</text:span></text:p>
      <text:p text:style-name="P1"><text:span text:style-name="T41"><text:s text:c="12"/>S.push(-cv-1);</text:span></text:p>
      <text:p text:style-name="P1"><text:span text:style-name="T41"><text:s text:c="12"/>allstl(nv,g[cv]) if (!sz(path) or *nv!=path.back()) {</text:span></text:p>
      <text:p text:style-name="P1"><text:span text:style-name="T41"><text:s text:c="16"/>if (onpath.find(*nv)!=onpath.end()) r.pb(path), r.back().pb(cv), r.back().pb(*nv);</text:span></text:p>
      <text:p text:style-name="P1"><text:span text:style-name="T41"><text:s text:c="16"/>if (vis.find(*nv)==vis.end()) S.push(*nv);</text:span></text:p>
      <text:p text:style-name="P1"><text:span text:style-name="T41"><text:s text:c="12"/>}</text:span></text:p>
      <text:p text:style-name="P1"><text:span text:style-name="T41"><text:s text:c="12"/>path.pb(cv);</text:span></text:p>
      <text:p text:style-name="P1"><text:span text:style-name="T41"><text:s text:c="12"/>onpath.insert(cv);</text:span></text:p>
      <text:p text:style-name="P1"><text:span text:style-name="T41"><text:s text:c="8"/>}</text:span></text:p>
      <text:p text:style-name="P1"><text:span text:style-name="T41"><text:s text:c="4"/>}</text:span></text:p>
      <text:p text:style-name="P1"><text:span text:style-name="T41"><text:s text:c="4"/>allstl(i,r) allstl(j,*i) if (*j==i-&gt;back()) {</text:span></text:p>
      <text:p text:style-name="P1"><text:span text:style-name="T41"><text:s text:c="8"/>i-&gt;erase(i-&gt;begin(),j+1);</text:span></text:p>
      <text:p text:style-name="P1"><text:span text:style-name="T41"><text:s text:c="8"/>break;</text:span></text:p>
      <text:p text:style-name="P1"><text:span text:style-name="T41"><text:s text:c="4"/>}</text:span></text:p>
      <text:p text:style-name="P1"><text:span text:style-name="T41"><text:s text:c="4"/>return r;</text:span></text:p>
      <text:p text:style-name="P1"><text:span text:style-name="T41">}</text:span></text:p>
      <text:p text:style-name="P1"><text:span text:style-name="T41">------------------------------------------------------------------------</text:span></text:p>
      <text:p text:style-name="P1"><text:span text:style-name="T42"/></text:p>
      <text:p text:style-name="P1"><text:span text:style-name="T42"/></text:p>
      <text:p text:style-name="P1"><text:span text:style-name="T43">------------------------------------------------------------------------</text:span></text:p>
      <text:p text:style-name="P1"><text:span text:style-name="T43">// modify to support for floating point, and pivoting </text:span></text:p>
      <text:p text:style-name="P1"><text:span text:style-name="T43">// pivot : swap g[i] with g[j] where abs(g[j][i]) is largest </text:span></text:p>
      <text:p text:style-name="P1"><text:span text:style-name="T43">void gaussian_elimination(vvi&amp; g, vi&amp; b, int m) {</text:span></text:p>
      <text:p text:style-name="P1"><text:span text:style-name="T43"><text:s text:c="4"/>int n = sz(g);</text:span></text:p>
      <text:p text:style-name="P1"><text:span text:style-name="T43"><text:s text:c="4"/>FOR(i,n) {</text:span></text:p>
      <text:p text:style-name="P1"><text:span text:style-name="T43"><text:s text:c="8"/>assert(g[i][i]);</text:span></text:p>
      <text:p text:style-name="P1"><text:span text:style-name="T43"><text:s text:c="8"/>if (!g[i][i]) {</text:span></text:p>
      <text:p text:style-name="P1"><text:span text:style-name="T43"><text:s text:c="12"/>FORab(j,i+1,n-1) if (g[j][i]) {</text:span></text:p>
      <text:p text:style-name="P1"><text:span text:style-name="T43"><text:s text:c="16"/>swap(g[i],g[j]);</text:span></text:p>
      <text:p text:style-name="P1"><text:span text:style-name="T43"><text:s text:c="16"/>swap(b[i],b[j]);</text:span></text:p>
      <text:p text:style-name="P1"><text:span text:style-name="T43"><text:s text:c="16"/>break;</text:span></text:p>
      <text:p text:style-name="P1"><text:span text:style-name="T43"><text:s text:c="12"/>}</text:span></text:p>
      <text:p text:style-name="P1"><text:span text:style-name="T43"><text:s text:c="8"/>}</text:span></text:p>
      <text:p text:style-name="P1"><text:span text:style-name="T43"><text:s text:c="8"/>if (g[i][i]&gt;1) {</text:span></text:p>
      <text:p text:style-name="P1"><text:span text:style-name="T43"><text:s text:c="12"/>int ginv = modular_inverse(g[i][i],m);</text:span></text:p>
      <text:p text:style-name="P1"><text:span text:style-name="T43"><text:s text:c="12"/>FOR(j,n) g[i][j] = (g[i][j]*ginv)%m;</text:span></text:p>
      <text:p text:style-name="P1"><text:span text:style-name="T43"><text:s text:c="12"/>b[i] = (b[i]*ginv)%m;</text:span></text:p>
      <text:p text:style-name="P1"><text:span text:style-name="T43"><text:s text:c="8"/>}</text:span></text:p>
      <text:p text:style-name="P1"><text:span text:style-name="T43"><text:s text:c="8"/>FOR(j,n) if (i!=j and g[j][i]) {</text:span></text:p>
      <text:p text:style-name="P1"><text:span text:style-name="T43"><text:s text:c="12"/>int fac = g[j][i];</text:span></text:p>
      <text:p text:style-name="P1"><text:span text:style-name="T43"><text:s text:c="12"/>FOR(k,n) g[j][k] = (g[j][k] - (g[i][k]*fac)%m + m) % m;</text:span></text:p>
      <text:p text:style-name="P1"><text:span text:style-name="T43"><text:s text:c="12"/>b[j] = (b[j] - (b[i]*fac)%m + m) % m;</text:span></text:p>
      <text:p text:style-name="P1"><text:span text:style-name="T43"><text:s text:c="8"/>}</text:span></text:p>
      <text:p text:style-name="P1"><text:span text:style-name="T43"><text:s text:c="4"/>}</text:span></text:p>
      <text:p text:style-name="P1"><text:span text:style-name="T43">}</text:span></text:p>
      <text:p text:style-name="P1"><text:span text:style-name="T43">------------------------------------------------------------------------</text:span></text:p>
      <text:p text:style-name="P1"><text:span text:style-name="T44"/></text:p>
      <text:p text:style-name="P1"><text:span text:style-name="T44"/></text:p>
      <text:p text:style-name="P1"><text:span text:style-name="T45">------------------------------------------------------------------------</text:span></text:p>
      <text:p text:style-name="P1"><text:span text:style-name="T45">#define mod 649633</text:span></text:p>
      <text:p text:style-name="P1"><text:span text:style-name="T45">#define mod1 649379</text:span></text:p>
      <text:p text:style-name="P1"><text:span text:style-name="T45">#define mod2 649261</text:span></text:p>
      <text:p text:style-name="P1"><text:span text:style-name="T45">short hashvalue[mod]; // initialize with -1</text:span></text:p>
      <text:p text:style-name="P1"><text:span text:style-name="T45">int hashkey[mod];</text:span></text:p>
      <text:p text:style-name="P1"><text:span text:style-name="T45">short hget(int k) {</text:span></text:p>
      <text:p text:style-name="P1"><text:span text:style-name="T45"><text:s text:c="4"/>++k;</text:span></text:p>
      <text:p text:style-name="P1"><text:span text:style-name="T45"><text:s text:c="4"/>int k1 = k%mod1, k2 = k%mod2;</text:span></text:p>
      <text:p text:style-name="P1"><text:span text:style-name="T45"><text:s text:c="4"/>if (k1&lt;0) k1 += mod1;</text:span></text:p>
      <text:p text:style-name="P1"><text:span text:style-name="T45"><text:s text:c="4"/>if (k2&lt;0) k2 += mod2;</text:span></text:p>
      <text:p text:style-name="P1"><text:span text:style-name="T45"><text:s text:c="4"/>if (!k2) swap(k1,k2);</text:span></text:p>
      <text:p text:style-name="P1"><text:span text:style-name="T45"><text:s text:c="4"/>ll i = 0;</text:span></text:p>
      <text:p text:style-name="P1"><text:span text:style-name="T45"><text:s text:c="4"/>int p = k1;</text:span></text:p>
      <text:p text:style-name="P1"><text:span text:style-name="T45"><text:s text:c="4"/>for (;;) {</text:span></text:p>
      <text:p text:style-name="P1"><text:span text:style-name="T45"><text:s text:c="8"/>if (hashvalue[p]==-1) return -1;</text:span></text:p>
      <text:p text:style-name="P1"><text:span text:style-name="T45"><text:s text:c="8"/>else if (hashkey[p]==k) return hashvalue[p];</text:span></text:p>
      <text:p text:style-name="P1"><text:span text:style-name="T45"><text:s text:c="8"/>else {</text:span></text:p>
      <text:p text:style-name="P1"><text:span text:style-name="T45"><text:s text:c="12"/>++i, p += k2;</text:span></text:p>
      <text:p text:style-name="P1"><text:span text:style-name="T45"><text:s text:c="12"/>while (p&gt;=mod) p -= mod;</text:span></text:p>
      <text:p text:style-name="P1"><text:span text:style-name="T45"><text:s text:c="8"/>}</text:span></text:p>
      <text:p text:style-name="P1"><text:span text:style-name="T45"><text:s text:c="4"/>}</text:span></text:p>
      <text:p text:style-name="P1"><text:span text:style-name="T45">}</text:span></text:p>
      <text:p text:style-name="P1"><text:span text:style-name="T46"/></text:p>
      <text:p text:style-name="P1"><text:span text:style-name="T47">void hset(int k, short v) {</text:span></text:p>
      <text:p text:style-name="P1"><text:span text:style-name="T47"><text:s text:c="4"/>++k;</text:span></text:p>
      <text:p text:style-name="P1"><text:span text:style-name="T47"><text:s text:c="4"/>int k1 = k%mod1, k2 = k%mod2;</text:span></text:p>
      <text:p text:style-name="P1"><text:span text:style-name="T47"><text:s text:c="4"/>if (k1&lt;0) k1 += mod1;</text:span></text:p>
      <text:p text:style-name="P1"><text:span text:style-name="T47"><text:s text:c="4"/>if (k2&lt;0) k2 += mod2;</text:span></text:p>
      <text:p text:style-name="P1"><text:span text:style-name="T47"><text:s text:c="4"/>if (!k2) swap(k1,k2);</text:span></text:p>
      <text:p text:style-name="P1"><text:span text:style-name="T47"><text:s text:c="4"/>ll i = 0;</text:span></text:p>
      <text:p text:style-name="P1"><text:span text:style-name="T47"><text:s text:c="4"/>int p = k1;</text:span></text:p>
      <text:p text:style-name="P1"><text:span text:style-name="T47"><text:s text:c="4"/>for (;;) {</text:span></text:p>
      <text:p text:style-name="P1"><text:span text:style-name="T47"><text:s text:c="8"/>int p = (k1 + i*k2) % mod;</text:span></text:p>
      <text:p text:style-name="P1"><text:span text:style-name="T47"><text:s text:c="8"/>if (p&lt;0) p += mod;</text:span></text:p>
      <text:p text:style-name="P1"><text:span text:style-name="T47"><text:s text:c="8"/>if (hashvalue[p]==-1) {</text:span></text:p>
      <text:p text:style-name="P1"><text:span text:style-name="T47"><text:s text:c="12"/>hashvalue[p] = v, hashkey[p] = k;</text:span></text:p>
      <text:p text:style-name="P1"><text:span text:style-name="T47"><text:s text:c="12"/>return;</text:span></text:p>
      <text:p text:style-name="P1"><text:span text:style-name="T47"><text:s text:c="8"/>} else if (hashkey[p]==k) {</text:span></text:p>
      <text:p text:style-name="P1"><text:span text:style-name="T47"><text:s text:c="12"/>hashvalue[p] = v;</text:span></text:p>
      <text:p text:style-name="P1"><text:span text:style-name="T47"><text:s text:c="12"/>return;</text:span></text:p>
      <text:p text:style-name="P1"><text:span text:style-name="T47"><text:s text:c="8"/>}</text:span></text:p>
      <text:p text:style-name="P1"><text:span text:style-name="T47"><text:s text:c="8"/>else {</text:span></text:p>
      <text:p text:style-name="P1"><text:span text:style-name="T47"><text:s text:c="12"/>++i, p += k2;</text:span></text:p>
      <text:p text:style-name="P1"><text:span text:style-name="T47"><text:s text:c="12"/>while (p&gt;=mod) p -= mod;</text:span></text:p>
      <text:p text:style-name="P1"><text:span text:style-name="T47"><text:s text:c="8"/>}</text:span></text:p>
      <text:p text:style-name="P1"><text:span text:style-name="T47"><text:s text:c="4"/>}</text:span></text:p>
      <text:p text:style-name="P1"><text:span text:style-name="T47">}</text:span></text:p>
      <text:p text:style-name="P1"><text:span text:style-name="T47">------------------------------------------------------------------------</text:span></text:p>
      <text:p text:style-name="P1"><text:span text:style-name="T48"/></text:p>
      <text:p text:style-name="P1"><text:span text:style-name="T48"/></text:p>
      <text:p text:style-name="P1"><text:span text:style-name="T49">------------------------------------------------------------------------</text:span></text:p>
      <text:p text:style-name="P1"><text:span text:style-name="T49">const int maxlen = 80003, nil = 0, inf = 1000000000;</text:span></text:p>
      <text:p text:style-name="P1"><text:span text:style-name="T49">vector&lt;int&gt; G[maxlen];</text:span></text:p>
      <text:p text:style-name="P1"><text:span text:style-name="T49">int n, m, match[maxlen], dist[maxlen];</text:span></text:p>
      <text:p text:style-name="P1"><text:span text:style-name="T49">// G = NIL[0] ∪ G1[G[1---n]] ∪ G2[G[n+1---n+m]]</text:span></text:p>
      <text:p text:style-name="P1"><text:span text:style-name="T50"/></text:p>
      <text:p text:style-name="P1"><text:span text:style-name="T51">bool bfs() {</text:span></text:p>
      <text:p text:style-name="P1"><text:span text:style-name="T51"><text:s text:c="4"/>queue&lt;int&gt; Q;</text:span></text:p>
      <text:p text:style-name="P1"><text:span text:style-name="T51"><text:s text:c="4"/>for (int i=1; i&lt;=n; i++) {</text:span></text:p>
      <text:p text:style-name="P1"><text:span text:style-name="T51"><text:s text:c="8"/>if (match[i]==nil) dist[i] = 0, Q.push(i);</text:span></text:p>
      <text:p text:style-name="P1"><text:span text:style-name="T51"><text:s text:c="8"/>else dist[i] = inf;</text:span></text:p>
      <text:p text:style-name="P1"><text:span text:style-name="T51"><text:s text:c="4"/>}</text:span></text:p>
      <text:p text:style-name="P1"><text:span text:style-name="T51"><text:s text:c="4"/>dist[nil] = inf;</text:span></text:p>
      <text:p text:style-name="P1"><text:span text:style-name="T51"><text:s text:c="4"/>while (!Q.empty()) {</text:span></text:p>
      <text:p text:style-name="P1"><text:span text:style-name="T51"><text:s text:c="8"/>int u = Q.front(); Q.pop();</text:span></text:p>
      <text:p text:style-name="P1"><text:span text:style-name="T51"><text:s text:c="8"/>if (u!=nil) for (int i=0; i&lt;G[u].size(); ++i) {</text:span></text:p>
      <text:p text:style-name="P1"><text:span text:style-name="T51"><text:s text:c="12"/>const int&amp; v = G[u][i];</text:span></text:p>
      <text:p text:style-name="P1"><text:span text:style-name="T51"><text:s text:c="12"/>if (dist[match[v]]==inf) {</text:span></text:p>
      <text:p text:style-name="P1"><text:span text:style-name="T51"><text:s text:c="16"/>dist[match[v]] = dist[u]+1, Q.push(match[v]);</text:span></text:p>
      <text:p text:style-name="P1"><text:span text:style-name="T51"><text:s text:c="12"/>}</text:span></text:p>
      <text:p text:style-name="P1"><text:span text:style-name="T51"><text:s text:c="8"/>}</text:span></text:p>
      <text:p text:style-name="P1"><text:span text:style-name="T51"><text:s text:c="4"/>}</text:span></text:p>
      <text:p text:style-name="P1"><text:span text:style-name="T51"><text:s text:c="4"/>return (dist[nil]!=inf);</text:span></text:p>
      <text:p text:style-name="P1"><text:span text:style-name="T51">}</text:span></text:p>
      <text:p text:style-name="P1"><text:span text:style-name="T52"/></text:p>
      <text:p text:style-name="P1"><text:span text:style-name="T53">bool dfs(int u) {</text:span></text:p>
      <text:p text:style-name="P1"><text:span text:style-name="T53"><text:s text:c="4"/>if (u==nil) return true;</text:span></text:p>
      <text:p text:style-name="P1"><text:span text:style-name="T53"><text:s text:c="4"/>for(int i=0; i&lt;G[u].size(); ++i) {</text:span></text:p>
      <text:p text:style-name="P1"><text:span text:style-name="T53"><text:s text:c="8"/>const int&amp; v = G[u][i];</text:span></text:p>
      <text:p text:style-name="P1"><text:span text:style-name="T53"><text:s text:c="8"/>if(dist[match[v]]==dist[u]+1 and dfs(match[v])) {</text:span></text:p>
      <text:p text:style-name="P1"><text:span text:style-name="T53"><text:s text:c="12"/>match[v] = u, match[u] = v;</text:span></text:p>
      <text:p text:style-name="P1"><text:span text:style-name="T53"><text:s text:c="12"/>return true;</text:span></text:p>
      <text:p text:style-name="P1"><text:span text:style-name="T53"><text:s text:c="8"/>}</text:span></text:p>
      <text:p text:style-name="P1"><text:span text:style-name="T53"><text:s text:c="4"/>}</text:span></text:p>
      <text:p text:style-name="P1"><text:span text:style-name="T53"><text:s text:c="4"/>dist[u] = inf;</text:span></text:p>
      <text:p text:style-name="P1"><text:span text:style-name="T53"><text:s text:c="4"/>return false;</text:span></text:p>
      <text:p text:style-name="P1"><text:span text:style-name="T53">}</text:span></text:p>
      <text:p text:style-name="P1"><text:span text:style-name="T54"/></text:p>
      <text:p text:style-name="P1"><text:span text:style-name="T55">int hopcroft_karp() {</text:span></text:p>
      <text:p text:style-name="P1"><text:span text:style-name="T55"><text:s text:c="4"/>int matching = 0;</text:span></text:p>
      <text:p text:style-name="P1"><text:span text:style-name="T55"><text:s text:c="4"/>while (bfs()) for(int i=1; i&lt;=n; ++i) if(match[i]==nil and dfs(i)) ++matching;</text:span></text:p>
      <text:p text:style-name="P1"><text:span text:style-name="T55"><text:s text:c="4"/>return matching;</text:span></text:p>
      <text:p text:style-name="P1"><text:span text:style-name="T55">}</text:span></text:p>
      <text:p text:style-name="P1"><text:span text:style-name="T55">------------------------------------------------------------------------</text:span></text:p>
      <text:p text:style-name="P1"><text:span text:style-name="T56"/></text:p>
      <text:p text:style-name="P1"><text:span text:style-name="T56"/></text:p>
      <text:p text:style-name="P1"><text:span text:style-name="T57">------------------------------------------------------------------------</text:span></text:p>
      <text:p text:style-name="P1"><text:span text:style-name="T57">const int inf = 2000000001; </text:span></text:p>
      <text:p text:style-name="P1"><text:span text:style-name="T57">pair&lt;int,vector&lt;int&gt; &gt; hungarian_matching(vector&lt;vector&lt;int&gt; &gt;&amp; a) { // a[1...n][1...m] </text:span></text:p>
      <text:p text:style-name="P1"><text:span text:style-name="T57"><text:s text:c="4"/>int n = a.size()-1, m = a[0].size()-1; </text:span></text:p>
      <text:p text:style-name="P1"><text:span text:style-name="T57"><text:s text:c="4"/>vector&lt;int&gt; u(n+1), v(m+1), p(m+1), way(m+1); </text:span></text:p>
      <text:p text:style-name="P1"><text:span text:style-name="T57"><text:s text:c="4"/>for (int i=1; i&lt;=n; ++i) { </text:span></text:p>
      <text:p text:style-name="P1"><text:span text:style-name="T57"><text:s text:c="8"/>p[0] = i; </text:span></text:p>
      <text:p text:style-name="P1"><text:span text:style-name="T57"><text:s text:c="8"/>int j0 = 0; </text:span></text:p>
      <text:p text:style-name="P1"><text:span text:style-name="T57"><text:s text:c="8"/>vector&lt;int&gt; minv(m+1,inf); </text:span></text:p>
      <text:p text:style-name="P1"><text:span text:style-name="T57"><text:s text:c="8"/>vector&lt;bool&gt; used(m+1,false); </text:span></text:p>
      <text:p text:style-name="P1"><text:span text:style-name="T57"><text:s text:c="8"/>do { </text:span></text:p>
      <text:p text:style-name="P1"><text:span text:style-name="T57"><text:s text:c="12"/>used[j0] = true; </text:span></text:p>
      <text:p text:style-name="P1"><text:span text:style-name="T57"><text:s text:c="12"/>int i0 = p[j0], delta = inf, j1 = -1; </text:span></text:p>
      <text:p text:style-name="P1"><text:span text:style-name="T57"><text:s text:c="12"/>for (int j=1; j&lt;=m; ++j) if (!used[j]) { </text:span></text:p>
      <text:p text:style-name="P1"><text:span text:style-name="T57"><text:s text:c="16"/>int cur = a[i0][j]-u[i0]-v[j]; </text:span></text:p>
      <text:p text:style-name="P1"><text:span text:style-name="T57"><text:s text:c="16"/>if (cur&lt;minv[j]) minv[j] = cur, way[j] = j0; </text:span></text:p>
      <text:p text:style-name="P1"><text:span text:style-name="T57"><text:s text:c="16"/>if (minv[j]&lt;delta) delta = minv[j], j1 = j; </text:span></text:p>
      <text:p text:style-name="P1"><text:span text:style-name="T57"><text:s text:c="12"/>} </text:span></text:p>
      <text:p text:style-name="P1"><text:span text:style-name="T57"><text:s text:c="12"/>if (j1==-1) return make_pair(inf,vector&lt;int&gt;()); </text:span></text:p>
      <text:p text:style-name="P1"><text:span text:style-name="T57"><text:s text:c="12"/>for (int j=0; j&lt;=m; ++j) { </text:span></text:p>
      <text:p text:style-name="P1"><text:span text:style-name="T57"><text:s text:c="16"/>if (used[j]) u[p[j]] += delta, v[j] -= delta; </text:span></text:p>
      <text:p text:style-name="P1"><text:span text:style-name="T57"><text:s text:c="16"/>else minv[j] -= delta;</text:span></text:p>
      <text:p text:style-name="P1"><text:span text:style-name="T57"><text:s text:c="12"/>} </text:span></text:p>
      <text:p text:style-name="P1"><text:span text:style-name="T57"><text:s text:c="12"/>j0 = j1; </text:span></text:p>
      <text:p text:style-name="P1"><text:span text:style-name="T57"><text:s text:c="8"/>} while (p[j0]); </text:span></text:p>
      <text:p text:style-name="P1"><text:span text:style-name="T57"><text:s text:c="8"/>do p[j0] = p[way[j0]], j0 = way[j0]; while (j0); </text:span></text:p>
      <text:p text:style-name="P1"><text:span text:style-name="T57"><text:s text:c="4"/>} </text:span></text:p>
      <text:p text:style-name="P1"><text:span text:style-name="T57"><text:s text:c="4"/>vector&lt;int&gt; ans(n+1); </text:span></text:p>
      <text:p text:style-name="P1"><text:span text:style-name="T57"><text:s text:c="4"/>for (int j=1; j&lt;=m; ++j) ans[p[j]] = j; </text:span></text:p>
      <text:p text:style-name="P1"><text:span text:style-name="T57"><text:s text:c="4"/>int cost = -v[0]; </text:span></text:p>
      <text:p text:style-name="P1"><text:span text:style-name="T57"><text:s text:c="4"/>return make_pair(cost,ans); </text:span></text:p>
      <text:p text:style-name="P1"><text:span text:style-name="T57">}</text:span></text:p>
      <text:p text:style-name="P1"><text:span text:style-name="T57">------------------------------------------------------------------------</text:span></text:p>
      <text:p text:style-name="P1"><text:span text:style-name="T58"/></text:p>
      <text:p text:style-name="P1"><text:span text:style-name="T58"/></text:p>
      <text:p text:style-name="P1"><text:span text:style-name="T59">------------------------------------------------------------------------</text:span></text:p>
      <text:p text:style-name="P1"><text:span text:style-name="T59">const bool overlap = true;</text:span></text:p>
      <text:p text:style-name="P1"><text:span text:style-name="T60"/></text:p>
      <text:p text:style-name="P1"><text:span text:style-name="T61">vector&lt;int&gt; kmp_build(const string&amp; s) {</text:span></text:p>
      <text:p text:style-name="P1"><text:span text:style-name="T61"><text:tab/>int sz = (int)s.length();</text:span></text:p>
      <text:p text:style-name="P1"><text:span text:style-name="T61"><text:tab/>vector&lt;int&gt; p(sz);</text:span></text:p>
      <text:p text:style-name="P1"><text:span text:style-name="T61"><text:tab/>for (int i=1; i&lt;sz; ++i) {</text:span></text:p>
      <text:p text:style-name="P1"><text:span text:style-name="T61"><text:tab/><text:tab/>int j = p[i-1];</text:span></text:p>
      <text:p text:style-name="P1"><text:span text:style-name="T61"><text:tab/><text:tab/>while (j&gt;0 and s[i]!=s[j]) j = p[j-1];</text:span></text:p>
      <text:p text:style-name="P1"><text:span text:style-name="T61"><text:tab/><text:tab/>if (s[i]==s[j]) ++j;</text:span></text:p>
      <text:p text:style-name="P1"><text:span text:style-name="T61"><text:tab/><text:tab/>p[i] = j;</text:span></text:p>
      <text:p text:style-name="P1"><text:span text:style-name="T61"><text:tab/>}</text:span></text:p>
      <text:p text:style-name="P1"><text:span text:style-name="T61"><text:tab/>return p;</text:span></text:p>
      <text:p text:style-name="P1"><text:span text:style-name="T61">}</text:span></text:p>
      <text:p text:style-name="P1"><text:span text:style-name="T62"/></text:p>
      <text:p text:style-name="P1"><text:span text:style-name="T63">vector&lt;int&gt; kmp_search(const string&amp; s, const string&amp; k, const vector&lt;int&gt;&amp; f) {</text:span></text:p>
      <text:p text:style-name="P1"><text:span text:style-name="T63"><text:s text:c="4"/>int sz = (int)s.length();</text:span></text:p>
      <text:p text:style-name="P1"><text:span text:style-name="T63"><text:s text:c="4"/>int kz = (int)k.length();</text:span></text:p>
      <text:p text:style-name="P1"><text:span text:style-name="T63"><text:s text:c="4"/>vector&lt;int&gt; p;</text:span></text:p>
      <text:p text:style-name="P1"><text:span text:style-name="T63"><text:tab/>for (int lp=0, i=0; i&lt;sz; ++i) {</text:span></text:p>
      <text:p text:style-name="P1"><text:span text:style-name="T63"><text:tab/><text:tab/>int j = lp;</text:span></text:p>
      <text:p text:style-name="P1"><text:span text:style-name="T63"><text:tab/><text:tab/>while (j&gt;0 and s[i]!=k[j]) j = f[j-1];</text:span></text:p>
      <text:p text:style-name="P1"><text:span text:style-name="T63"><text:tab/><text:tab/>if (s[i]==k[j]) ++j;</text:span></text:p>
      <text:p text:style-name="P1"><text:span text:style-name="T63"><text:tab/><text:tab/>lp = j;</text:span></text:p>
      <text:p text:style-name="P1"><text:span text:style-name="T63"><text:tab/><text:tab/>if (lp==kz) {</text:span></text:p>
      <text:p text:style-name="P1"><text:span text:style-name="T63"><text:tab/><text:tab/><text:s text:c="4"/>p.push_back(i+1-kz);</text:span></text:p>
      <text:p text:style-name="P1"><text:span text:style-name="T63"><text:tab/><text:tab/><text:s text:c="4"/>if (overlap) lp = 0;</text:span></text:p>
      <text:p text:style-name="P1"><text:span text:style-name="T63"><text:tab/><text:tab/>}</text:span></text:p>
      <text:p text:style-name="P1"><text:span text:style-name="T63"><text:tab/>}</text:span></text:p>
      <text:p text:style-name="P1"><text:span text:style-name="T63"><text:tab/>return p;</text:span></text:p>
      <text:p text:style-name="P1"><text:span text:style-name="T63">}</text:span></text:p>
      <text:p text:style-name="P1"><text:span text:style-name="T63">------------------------------------------------------------------------</text:span></text:p>
      <text:p text:style-name="P1"><text:span text:style-name="T64"/></text:p>
      <text:p text:style-name="P1"><text:span text:style-name="T64"/></text:p>
      <text:p text:style-name="P1"><text:span text:style-name="T65">------------------------------------------------------------------------</text:span></text:p>
      <text:p text:style-name="P1"><text:span text:style-name="T65">#define maxn 100003</text:span></text:p>
      <text:p text:style-name="P1"><text:span text:style-name="T65">pii ST[4*maxn];</text:span></text:p>
      <text:p text:style-name="P1"><text:span text:style-name="T66"/></text:p>
      <text:p text:style-name="P1"><text:span text:style-name="T67">// init data</text:span></text:p>
      <text:p text:style-name="P1"><text:span text:style-name="T67">void init(int n, int b, int e, vi&amp; a) {</text:span></text:p>
      <text:p text:style-name="P1"><text:span text:style-name="T67"><text:s text:c="4"/>if (b==e) ST[n] = pii(a[b],b);</text:span></text:p>
      <text:p text:style-name="P1"><text:span text:style-name="T67"><text:s text:c="4"/>else {</text:span></text:p>
      <text:p text:style-name="P1"><text:span text:style-name="T67"><text:s text:c="8"/>int nn = n&lt;&lt;1, m = (b+e)&gt;&gt;1;</text:span></text:p>
      <text:p text:style-name="P1"><text:span text:style-name="T67"><text:s text:c="8"/>init(nn,b,m,a);</text:span></text:p>
      <text:p text:style-name="P1"><text:span text:style-name="T67"><text:s text:c="8"/>init(nn+1,m+1,e,a);</text:span></text:p>
      <text:p text:style-name="P1"><text:span text:style-name="T67"><text:s text:c="8"/>ST[n] = min(ST[nn],ST[nn+1]);</text:span></text:p>
      <text:p text:style-name="P1"><text:span text:style-name="T67"><text:s text:c="4"/>}</text:span></text:p>
      <text:p text:style-name="P1"><text:span text:style-name="T67">}</text:span></text:p>
      <text:p text:style-name="P1"><text:span text:style-name="T68"/></text:p>
      <text:p text:style-name="P1"><text:span text:style-name="T69">// query data</text:span></text:p>
      <text:p text:style-name="P1"><text:span text:style-name="T69">pii query(int n, int b, int e, int i, int j) {</text:span></text:p>
      <text:p text:style-name="P1"><text:span text:style-name="T69"><text:s text:c="4"/>i = max(i,b), j = min(j,e);</text:span></text:p>
      <text:p text:style-name="P1"><text:span text:style-name="T69"><text:s text:c="4"/>if (i&gt;j) return pii(inf,-1);</text:span></text:p>
      <text:p text:style-name="P1"><text:span text:style-name="T69"><text:s text:c="4"/>else if (i==b and j==e) return ST[n];</text:span></text:p>
      <text:p text:style-name="P1"><text:span text:style-name="T69"><text:s text:c="4"/>else {</text:span></text:p>
      <text:p text:style-name="P1"><text:span text:style-name="T69"><text:s text:c="8"/>int nn = n&lt;&lt;1, m = (b+e)&gt;&gt;1;</text:span></text:p>
      <text:p text:style-name="P1"><text:span text:style-name="T69"><text:s text:c="8"/>return min(query(nn, b, m, i, j),query(nn+1, m+1, e, i, j));</text:span></text:p>
      <text:p text:style-name="P1"><text:span text:style-name="T69"><text:s text:c="4"/>}</text:span></text:p>
      <text:p text:style-name="P1"><text:span text:style-name="T69">}</text:span></text:p>
      <text:p text:style-name="P1"><text:span text:style-name="T70"/></text:p>
      <text:p text:style-name="P1"><text:span text:style-name="T71">vi eul, elv, efo;</text:span></text:p>
      <text:p text:style-name="P1"><text:span text:style-name="T71">vi num, low, lvl, par;</text:span></text:p>
      <text:p text:style-name="P1"><text:span text:style-name="T71">vi articulation_points;</text:span></text:p>
      <text:p text:style-name="P1"><text:span text:style-name="T71">void dfs(vvi g) {</text:span></text:p>
      <text:p text:style-name="P1"><text:span text:style-name="T71"><text:s text:c="4"/>int n = sz(g);</text:span></text:p>
      <text:p text:style-name="P1"><text:span text:style-name="T71"><text:s text:c="4"/>vector&lt;bool&gt; vis(n,false);</text:span></text:p>
      <text:p text:style-name="P1"><text:span text:style-name="T71"><text:s text:c="4"/>eul.clear();</text:span></text:p>
      <text:p text:style-name="P1"><text:span text:style-name="T71"><text:s text:c="4"/>elv.clear();</text:span></text:p>
      <text:p text:style-name="P1"><text:span text:style-name="T71"><text:s text:c="4"/>efo.resize(n);</text:span></text:p>
      <text:p text:style-name="P1"><text:span text:style-name="T71"><text:s text:c="4"/>int numcnt = 0;</text:span></text:p>
      <text:p text:style-name="P1"><text:span text:style-name="T71"><text:s text:c="4"/>num.assign(n,-1);</text:span></text:p>
      <text:p text:style-name="P1"><text:span text:style-name="T71"><text:s text:c="4"/>low.resize(n);</text:span></text:p>
      <text:p text:style-name="P1"><text:span text:style-name="T71"><text:s text:c="4"/>lvl.resize(n);</text:span></text:p>
      <text:p text:style-name="P1"><text:span text:style-name="T71"><text:s text:c="4"/>par.resize(n);</text:span></text:p>
      <text:p text:style-name="P1"><text:span text:style-name="T71"><text:s text:c="4"/>articulation_points.clear();</text:span></text:p>
      <text:p text:style-name="P1"><text:span text:style-name="T71"><text:s text:c="4"/>stack&lt;int&gt; s;</text:span></text:p>
      <text:p text:style-name="P1"><text:span text:style-name="T71"><text:s text:c="4"/>par[0] = -1;</text:span></text:p>
      <text:p text:style-name="P1"><text:span text:style-name="T71"><text:s text:c="4"/>s.push(0);</text:span></text:p>
      <text:p text:style-name="P1"><text:span text:style-name="T71"><text:s text:c="4"/>while (sz(s)) {</text:span></text:p>
      <text:p text:style-name="P1"><text:span text:style-name="T71"><text:s text:c="8"/>int w = s.top();</text:span></text:p>
      <text:p text:style-name="P1"><text:span text:style-name="T71"><text:s text:c="8"/>s.pop();</text:span></text:p>
      <text:p text:style-name="P1"><text:span text:style-name="T71"><text:s text:c="8"/>if (w&gt;=0) {</text:span></text:p>
      <text:p text:style-name="P1"><text:span text:style-name="T71"><text:s text:c="12"/>if (!vis[w]) {</text:span></text:p>
      <text:p text:style-name="P1"><text:span text:style-name="T71"><text:s text:c="16"/>vis[w] = true;</text:span></text:p>
      <text:p text:style-name="P1"><text:span text:style-name="T71"><text:s text:c="16"/>num[w] = numcnt++;</text:span></text:p>
      <text:p text:style-name="P1"><text:span text:style-name="T71"><text:s text:c="16"/>lvl[w] = w?lvl[par[w]]+1:0;</text:span></text:p>
      <text:p text:style-name="P1"><text:span text:style-name="T71"><text:s text:c="16"/>low[w] = num[w];</text:span></text:p>
      <text:p text:style-name="P1"><text:span text:style-name="T71"><text:s text:c="16"/>efo[w] = sz(eul);</text:span></text:p>
      <text:p text:style-name="P1"><text:span text:style-name="T71"><text:s text:c="16"/>eul.pb(w);</text:span></text:p>
      <text:p text:style-name="P1"><text:span text:style-name="T71"><text:s text:c="16"/>elv.pb(lvl[w]);</text:span></text:p>
      <text:p text:style-name="P1"><text:span text:style-name="T71"><text:s text:c="16"/>s.push(-w-1);</text:span></text:p>
      <text:p text:style-name="P1"><text:span text:style-name="T71"><text:s text:c="16"/>rallstl(i,g[w]) if (!vis[*i]) {</text:span></text:p>
      <text:p text:style-name="P1"><text:span text:style-name="T71"><text:s text:c="20"/>par[*i] = w;</text:span></text:p>
      <text:p text:style-name="P1"><text:span text:style-name="T71"><text:s text:c="20"/>s.push(*i);</text:span></text:p>
      <text:p text:style-name="P1"><text:span text:style-name="T71"><text:s text:c="16"/>}</text:span></text:p>
      <text:p text:style-name="P1"><text:span text:style-name="T71"><text:s text:c="12"/>}</text:span></text:p>
      <text:p text:style-name="P1"><text:span text:style-name="T71"><text:s text:c="8"/>} else {</text:span></text:p>
      <text:p text:style-name="P1"><text:span text:style-name="T71"><text:s text:c="12"/>w = -w-1;</text:span></text:p>
      <text:p text:style-name="P1"><text:span text:style-name="T71"><text:s text:c="12"/>if (w) {</text:span></text:p>
      <text:p text:style-name="P1"><text:span text:style-name="T71"><text:s text:c="16"/>eul.pb(par[w]);</text:span></text:p>
      <text:p text:style-name="P1"><text:span text:style-name="T71"><text:s text:c="16"/>elv.pb(lvl[par[w]]);</text:span></text:p>
      <text:p text:style-name="P1"><text:span text:style-name="T71"><text:s text:c="12"/>}</text:span></text:p>
      <text:p text:style-name="P1"><text:span text:style-name="T71"><text:s text:c="12"/>allstl(i,g[w]) {</text:span></text:p>
      <text:p text:style-name="P1"><text:span text:style-name="T71"><text:s text:c="16"/>if (par[*i]==w) {</text:span></text:p>
      <text:p text:style-name="P1"><text:span text:style-name="T71"><text:s text:c="20"/>low[w] = min(low[w],low[*i]);</text:span></text:p>
      <text:p text:style-name="P1"><text:span text:style-name="T71"><text:s text:c="20"/>if (low[*i]&gt;=num[w]) articulation_points.pb(w);</text:span></text:p>
      <text:p text:style-name="P1"><text:span text:style-name="T71"><text:s text:c="16"/>}</text:span></text:p>
      <text:p text:style-name="P1"><text:span text:style-name="T71"><text:s text:c="16"/>else if (par[w]!=*i) low[w] = min(low[w],num[*i]);</text:span></text:p>
      <text:p text:style-name="P1"><text:span text:style-name="T71"><text:s text:c="12"/>}</text:span></text:p>
      <text:p text:style-name="P1"><text:span text:style-name="T71"><text:s text:c="8"/>}</text:span></text:p>
      <text:p text:style-name="P1"><text:span text:style-name="T71"><text:s text:c="4"/>}</text:span></text:p>
      <text:p text:style-name="P1"><text:span text:style-name="T71"><text:s text:c="4"/>sort(begend(articulation_points));</text:span></text:p>
      <text:p text:style-name="P1"><text:span text:style-name="T71"><text:s text:c="4"/>articulation_points.resize(unique(begend(articulation_points))-articulation_points.begin()); </text:span></text:p>
      <text:p text:style-name="P1"><text:span text:style-name="T71"><text:s text:c="4"/>init(1,0,2*n-1,elv);</text:span></text:p>
      <text:p text:style-name="P1"><text:span text:style-name="T71">}</text:span></text:p>
      <text:p text:style-name="P1"><text:span text:style-name="T72"/></text:p>
      <text:p text:style-name="P1"><text:span text:style-name="T73">int lca(int i, int j) {</text:span></text:p>
      <text:p text:style-name="P1"><text:span text:style-name="T73"><text:s text:c="4"/>i = efo[i], j = efo[j];</text:span></text:p>
      <text:p text:style-name="P1"><text:span text:style-name="T73"><text:s text:c="4"/>if (i&gt;j) swap(i,j);</text:span></text:p>
      <text:p text:style-name="P1"><text:span text:style-name="T73"><text:s text:c="4"/>return eul[query(1,0,sz(elv)-1,i,j).py];</text:span></text:p>
      <text:p text:style-name="P1"><text:span text:style-name="T73">}</text:span></text:p>
      <text:p text:style-name="P1"><text:span text:style-name="T74"/></text:p>
      <text:p text:style-name="P1"><text:span text:style-name="T75">bool anc(int a, int d) {</text:span></text:p>
      <text:p text:style-name="P1"><text:span text:style-name="T75"><text:s text:c="4"/>return lca(a,d)==a;</text:span></text:p>
      <text:p text:style-name="P1"><text:span text:style-name="T75">}</text:span></text:p>
      <text:p text:style-name="P1"><text:span text:style-name="T75">------------------------------------------------------------------------</text:span></text:p>
      <text:p text:style-name="P1"><text:span text:style-name="T76"/></text:p>
      <text:p text:style-name="P1"><text:span text:style-name="T76"/></text:p>
      <text:p text:style-name="P1"><text:span text:style-name="T77">------------------------------------------------------------------------</text:span></text:p>
      <text:p text:style-name="P1"><text:span text:style-name="T77">struct L {</text:span></text:p>
      <text:p text:style-name="P1"><text:span text:style-name="T77"><text:s text:c="4"/>enum P_LOC {LEFT, RIGHT, BEYOND, BEHIND, BETWEEN};</text:span></text:p>
      <text:p text:style-name="P1"><text:span text:style-name="T77"><text:s text:c="4"/>enum I_STAT {SAME, PARA, NOSEC, SEC};</text:span></text:p>
      <text:p text:style-name="P1"><text:span text:style-name="T78"/></text:p>
      <text:p text:style-name="P1"><text:span text:style-name="T79"><text:s text:c="4"/>V b, e;</text:span></text:p>
      <text:p text:style-name="P1"><text:span text:style-name="T79"><text:s text:c="4"/>L(V _b=V(), V _e=V()) : b(_b), e(_e) {}</text:span></text:p>
      <text:p text:style-name="P1"><text:span text:style-name="T79"><text:s text:c="4"/>L operator+(V o){ return L(b+o,e+o); }</text:span></text:p>
      <text:p text:style-name="P1"><text:span text:style-name="T79"><text:s text:c="4"/>L operator-(V o){ return L(b-o,e-o); }</text:span></text:p>
      <text:p text:style-name="P1"><text:span text:style-name="T79"><text:s text:c="4"/>V dir() { return (e-b); }</text:span></text:p>
      <text:p text:style-name="P1"><text:span text:style-name="T79"><text:s text:c="4"/>V_TYPE mag2() { return (e-b).mag2(); }</text:span></text:p>
      <text:p text:style-name="P1"><text:span text:style-name="T79"><text:s text:c="4"/>double mag() { return (e-b).mag(); }</text:span></text:p>
      <text:p text:style-name="P1"><text:span text:style-name="T79"><text:s text:c="4"/>L para(V p) { return L(p,p+dir()); }</text:span></text:p>
      <text:p text:style-name="P1"><text:span text:style-name="T79"><text:s text:c="4"/>L perp(V p) { return L(b+(p-b).projV(dir()),p); }</text:span></text:p>
      <text:p text:style-name="P1"><text:span text:style-name="T79"><text:s text:c="4"/>P_LOC ploc(V p) {</text:span></text:p>
      <text:p text:style-name="P1"><text:span text:style-name="T79"><text:s text:c="8"/>V A = (e-b), B = (p-b);</text:span></text:p>
      <text:p text:style-name="P1"><text:span text:style-name="T79"><text:s text:c="8"/>V_TYPE t = A * B;</text:span></text:p>
      <text:p text:style-name="P1"><text:span text:style-name="T79"><text:s text:c="8"/>if (t&gt;eps) return LEFT;</text:span></text:p>
      <text:p text:style-name="P1"><text:span text:style-name="T79"><text:s text:c="8"/>if (t&lt;-eps) return RIGHT;</text:span></text:p>
      <text:p text:style-name="P1"><text:span text:style-name="T79"><text:s text:c="8"/>if (A.dot(B)&gt;eps and A.mag2()&lt;B.mag2()+eps) return BEYOND;</text:span></text:p>
      <text:p text:style-name="P1"><text:span text:style-name="T79"><text:s text:c="8"/>if (A.dot(B)&lt;-eps) return BEHIND;</text:span></text:p>
      <text:p text:style-name="P1"><text:span text:style-name="T79"><text:s text:c="8"/>return BETWEEN;</text:span></text:p>
      <text:p text:style-name="P1"><text:span text:style-name="T79"><text:s text:c="4"/>}</text:span></text:p>
      <text:p text:style-name="P1"><text:span text:style-name="T79"><text:s text:c="4"/>bool onlineseg(V p) { P_LOC pp = ploc(p); return pp==BETWEEN or (p-b).mag2()&lt;eps or (p-e).mag2()&lt;eps; }</text:span></text:p>
      <text:p text:style-name="P1"><text:span text:style-name="T79"><text:s text:c="4"/>bool online(V p) { P_LOC pp = ploc(p); return pp!=LEFT and pp!=RIGHT; }</text:span></text:p>
      <text:p text:style-name="P1"><text:span text:style-name="T79"><text:s text:c="4"/>bool ispara(L o) { return abs(dir() * o.dir())&lt;eps; }</text:span></text:p>
      <text:p text:style-name="P1"><text:span text:style-name="T79"><text:s text:c="4"/>bool issame(L o) { return ispara(o) and online(o.b); }</text:span></text:p>
      <text:p text:style-name="P1"><text:span text:style-name="T79"><text:s text:c="4"/>pair&lt;I_STAT,V&gt; intersect(L o) {</text:span></text:p>
      <text:p text:style-name="P1"><text:span text:style-name="T79"><text:s text:c="8"/>if (issame(o)) return make_pair(SAME,V());</text:span></text:p>
      <text:p text:style-name="P1"><text:span text:style-name="T79"><text:s text:c="8"/>if (ispara(o)) return make_pair(PARA,V());</text:span></text:p>
      <text:p text:style-name="P1"><text:span text:style-name="T79"><text:s text:c="8"/>double zn = dir() * o.dir();</text:span></text:p>
      <text:p text:style-name="P1"><text:span text:style-name="T79"><text:s text:c="8"/>double t = (o.b-b) * o.dir() / zn;</text:span></text:p>
      <text:p text:style-name="P1"><text:span text:style-name="T79"><text:s text:c="8"/>double u = (o.b-b) * dir() / zn;</text:span></text:p>
      <text:p text:style-name="P1"><text:span text:style-name="T79"><text:s text:c="8"/>V sec = b + dir() * t;</text:span></text:p>
      <text:p text:style-name="P1"><text:span text:style-name="T79"><text:s text:c="8"/>if (t&gt;-eps and t&lt;1+eps and u&gt;-eps and u&lt;1+eps) return make_pair(SEC,sec);</text:span></text:p>
      <text:p text:style-name="P1"><text:span text:style-name="T79"><text:s text:c="8"/>return make_pair(NOSEC,sec);</text:span></text:p>
      <text:p text:style-name="P1"><text:span text:style-name="T79"><text:s text:c="4"/>}</text:span></text:p>
      <text:p text:style-name="P1"><text:span text:style-name="T79"><text:s text:c="4"/>double linedist(V p) { return perp(p).mag(); }</text:span></text:p>
      <text:p text:style-name="P1"><text:span text:style-name="T79"><text:s text:c="4"/>double linedist(L o) { if (issame(o)) return 0; if (ispara(o)) return linedist(o.b); return 0; }</text:span></text:p>
      <text:p text:style-name="P1"><text:span text:style-name="T79"><text:s text:c="4"/>double segdist(V p) {</text:span></text:p>
      <text:p text:style-name="P1"><text:span text:style-name="T79"><text:s text:c="8"/>double t = (p-b).projL(dir());</text:span></text:p>
      <text:p text:style-name="P1"><text:span text:style-name="T79"><text:s text:c="8"/>if (t&gt;-eps and t&lt;1+eps) return linedist(p);</text:span></text:p>
      <text:p text:style-name="P1"><text:span text:style-name="T79"><text:s text:c="8"/>return min((p-b).mag(),(p-e).mag());</text:span></text:p>
      <text:p text:style-name="P1"><text:span text:style-name="T79"><text:s text:c="4"/>}</text:span></text:p>
      <text:p text:style-name="P1"><text:span text:style-name="T79"><text:s text:c="4"/>double segdist(L o) {</text:span></text:p>
      <text:p text:style-name="P1"><text:span text:style-name="T79"><text:s text:c="8"/>if (issame(o)) return 0;</text:span></text:p>
      <text:p text:style-name="P1"><text:span text:style-name="T79"><text:s text:c="8"/>if (ispara(o)) return linedist(o.b);</text:span></text:p>
      <text:p text:style-name="P1"><text:span text:style-name="T79"><text:s text:c="8"/>double zn = dir() * o.dir();</text:span></text:p>
      <text:p text:style-name="P1"><text:span text:style-name="T79"><text:s text:c="8"/>double t = (o.b-b) * o.dir() / zn;</text:span></text:p>
      <text:p text:style-name="P1"><text:span text:style-name="T79"><text:s text:c="8"/>double u = (o.b-b) * dir() / zn;</text:span></text:p>
      <text:p text:style-name="P1"><text:span text:style-name="T79"><text:s text:c="8"/>if (t&gt;-eps and t&lt;1+eps and u&gt;-eps and u&lt;1+eps) return 0;</text:span></text:p>
      <text:p text:style-name="P1"><text:span text:style-name="T79"><text:s text:c="8"/>return min(min(segdist(o.b),segdist(o.e)),min(o.segdist(b),o.segdist(e)));</text:span></text:p>
      <text:p text:style-name="P1"><text:span text:style-name="T79"><text:s text:c="4"/>}</text:span></text:p>
      <text:p text:style-name="P1"><text:span text:style-name="T79"><text:s text:c="4"/>void showln() {</text:span></text:p>
      <text:p text:style-name="P1"><text:span text:style-name="T79"><text:s text:c="8"/>b.show(), putchar(' '), e.showln();</text:span></text:p>
      <text:p text:style-name="P1"><text:span text:style-name="T79"><text:s text:c="4"/>}</text:span></text:p>
      <text:p text:style-name="P1"><text:span text:style-name="T79">};</text:span></text:p>
      <text:p text:style-name="P1"><text:span text:style-name="T79">------------------------------------------------------------------------</text:span></text:p>
      <text:p text:style-name="P1"><text:span text:style-name="T80"/></text:p>
      <text:p text:style-name="P1"><text:span text:style-name="T80"/></text:p>
      <text:p text:style-name="P1"><text:span text:style-name="T81">------------------------------------------------------------------------</text:span></text:p>
      <text:p text:style-name="P1"><text:span text:style-name="T81">﻿#include &lt;algorithm&gt;</text:span></text:p>
      <text:p text:style-name="P1"><text:span text:style-name="T81">#include &lt;bitset&gt;</text:span></text:p>
      <text:p text:style-name="P1"><text:span text:style-name="T81">#include &lt;cassert&gt;</text:span></text:p>
      <text:p text:style-name="P1"><text:span text:style-name="T81">#include &lt;cmath&gt;</text:span></text:p>
      <text:p text:style-name="P1"><text:span text:style-name="T81">#include &lt;cstdio&gt;</text:span></text:p>
      <text:p text:style-name="P1"><text:span text:style-name="T81">#include &lt;cstdlib&gt;</text:span></text:p>
      <text:p text:style-name="P1"><text:span text:style-name="T81">#include &lt;cstring&gt;</text:span></text:p>
      <text:p text:style-name="P1"><text:span text:style-name="T81">#include &lt;ctime&gt;</text:span></text:p>
      <text:p text:style-name="P1"><text:span text:style-name="T81">#include &lt;iostream&gt;</text:span></text:p>
      <text:p text:style-name="P1"><text:span text:style-name="T81">#include &lt;list&gt;</text:span></text:p>
      <text:p text:style-name="P1"><text:span text:style-name="T81">#include &lt;map&gt;</text:span></text:p>
      <text:p text:style-name="P1"><text:span text:style-name="T81">#include &lt;queue&gt;</text:span></text:p>
      <text:p text:style-name="P1"><text:span text:style-name="T81">#include &lt;deque&gt;</text:span></text:p>
      <text:p text:style-name="P1"><text:span text:style-name="T81">#include &lt;set&gt;</text:span></text:p>
      <text:p text:style-name="P1"><text:span text:style-name="T81">#include &lt;sstream&gt;</text:span></text:p>
      <text:p text:style-name="P1"><text:span text:style-name="T81">#include &lt;stack&gt;</text:span></text:p>
      <text:p text:style-name="P1"><text:span text:style-name="T81">#include &lt;stdexcept&gt;</text:span></text:p>
      <text:p text:style-name="P1"><text:span text:style-name="T81">#include &lt;string&gt;</text:span></text:p>
      <text:p text:style-name="P1"><text:span text:style-name="T81">#include &lt;vector&gt;</text:span></text:p>
      <text:p text:style-name="P1"><text:span text:style-name="T81">using namespace std;</text:span></text:p>
      <text:p text:style-name="P1"><text:span text:style-name="T82"/></text:p>
      <text:p text:style-name="P1"><text:span text:style-name="T83">typedef double dbl;</text:span></text:p>
      <text:p text:style-name="P1"><text:span text:style-name="T83">typedef float flt;</text:span></text:p>
      <text:p text:style-name="P1"><text:span text:style-name="T83">typedef long long ll;</text:span></text:p>
      <text:p text:style-name="P1"><text:span text:style-name="T83">typedef pair&lt;int,int&gt; pii;</text:span></text:p>
      <text:p text:style-name="P1"><text:span text:style-name="T83">typedef vector&lt;int&gt; vi;</text:span></text:p>
      <text:p text:style-name="P1"><text:span text:style-name="T83">typedef vector&lt;vi&gt; vvi;</text:span></text:p>
      <text:p text:style-name="P1"><text:span text:style-name="T84"/></text:p>
      <text:p text:style-name="P1"><text:span text:style-name="T85">#define eps 1e-9</text:span></text:p>
      <text:p text:style-name="P1"><text:span text:style-name="T85">#define inf 1000000000</text:span></text:p>
      <text:p text:style-name="P1"><text:span text:style-name="T85">#define infll 1000000000000000000LL</text:span></text:p>
      <text:p text:style-name="P1"><text:span text:style-name="T85">#define abs(x) ((x)&lt;0?-(x):(x))</text:span></text:p>
      <text:p text:style-name="P1"><text:span text:style-name="T85">#define sqr(x) ((x)*(x))</text:span></text:p>
      <text:p text:style-name="P1"><text:span text:style-name="T85">#define pb push_back</text:span></text:p>
      <text:p text:style-name="P1"><text:span text:style-name="T85">#define mp make_pair</text:span></text:p>
      <text:p text:style-name="P1"><text:span text:style-name="T85">#define px first</text:span></text:p>
      <text:p text:style-name="P1"><text:span text:style-name="T85">#define py second</text:span></text:p>
      <text:p text:style-name="P1"><text:span text:style-name="T85">#define sz(x) ((int)(x).size())</text:span></text:p>
      <text:p text:style-name="P1"><text:span text:style-name="T85">#define intclz(x) __builtin_clz(x)</text:span></text:p>
      <text:p text:style-name="P1"><text:span text:style-name="T85">#define intctz(x) __builtin_ctz(x)</text:span></text:p>
      <text:p text:style-name="P1"><text:span text:style-name="T85">#define intln(x) (32-intclz(x))</text:span></text:p>
      <text:p text:style-name="P1"><text:span text:style-name="T85">#define intbc(x) __builtin_popcount(x)</text:span></text:p>
      <text:p text:style-name="P1"><text:span text:style-name="T85">#define llclz(x) __builtin_clzll(x)</text:span></text:p>
      <text:p text:style-name="P1"><text:span text:style-name="T85">#define llctz(x) __builtin_ctzll(x)</text:span></text:p>
      <text:p text:style-name="P1"><text:span text:style-name="T85">#define llln(x) (64-llclz(x))</text:span></text:p>
      <text:p text:style-name="P1"><text:span text:style-name="T85">#define llbc(x) __builtin_popcountll(x)</text:span></text:p>
      <text:p text:style-name="P1"><text:span text:style-name="T85">#define atbit(x,i) (((x)&gt;&gt;(i))&amp;1)</text:span></text:p>
      <text:p text:style-name="P1"><text:span text:style-name="T85">#define tof(x) __typeof(x)</text:span></text:p>
      <text:p text:style-name="P1"><text:span text:style-name="T85">#define FORab(i,a,b) for (int i=(a); i&lt;=(b); ++i)</text:span></text:p>
      <text:p text:style-name="P1"><text:span text:style-name="T85">#define RFORab(i,a,b) for (int i=(a); i&gt;=(b); --i)</text:span></text:p>
      <text:p text:style-name="P1"><text:span text:style-name="T85">#define FOR1(i,n) FORab(i,1,(n))</text:span></text:p>
      <text:p text:style-name="P1"><text:span text:style-name="T85">#define RFOR1(i,n) RFORab(i,(n),1)</text:span></text:p>
      <text:p text:style-name="P1"><text:span text:style-name="T85">#define FOR(i,n) FORab(i,0,(n)-1)</text:span></text:p>
      <text:p text:style-name="P1"><text:span text:style-name="T85">#define RFOR(i,n) RFORab(i,(n)-1,0)</text:span></text:p>
      <text:p text:style-name="P1"><text:span text:style-name="T85">#define allstl(i,x,t) for (t::iterator i = (x).begin(); i!=(x).end(); ++i)</text:span></text:p>
      <text:p text:style-name="P1"><text:span text:style-name="T85">#define rallstl(i,x,t) for (t::reverse_iterator i = (x).rbegin(); i!=(x).rend(); ++i)</text:span></text:p>
      <text:p text:style-name="P1"><text:span text:style-name="T85">#define begend(x) (x).begin(),(x).end()</text:span></text:p>
      <text:p text:style-name="P1"><text:span text:style-name="T85">#define ms(a,v) memset(a,v,sizeof(a))</text:span></text:p>
      <text:p text:style-name="P1"><text:span text:style-name="T85">#define msn(a,v,n) memset(a,v,n*sizeof(a[0]))</text:span></text:p>
      <text:p text:style-name="P1"><text:span text:style-name="T85">#define mcp(d,s,n) memcpy(d,s,n*sizeof(s[0]))</text:span></text:p>
      <text:p text:style-name="P1"><text:span text:style-name="T85">#define clamp(x,a,b) min(max(x,a),b)</text:span></text:p>
      <text:p text:style-name="P1"><text:span text:style-name="T86"/></text:p>
      <text:p text:style-name="P1"><text:span text:style-name="T87">int main()</text:span></text:p>
      <text:p text:style-name="P1"><text:span text:style-name="T87">{</text:span></text:p>
      <text:p text:style-name="P1"><text:span text:style-name="T87"><text:s text:c="4"/>freopen("in.txt", "rt", stdin);</text:span></text:p>
      <text:p text:style-name="P1"><text:span text:style-name="T87"><text:s text:c="4"/>//freopen("out.txt", "wt", stdout);</text:span></text:p>
      <text:p text:style-name="P1"><text:span text:style-name="T87"><text:s text:c="4"/>return 0;</text:span></text:p>
      <text:p text:style-name="P1"><text:span text:style-name="T87">}</text:span></text:p>
      <text:p text:style-name="P1"><text:span text:style-name="T87">------------------------------------------------------------------------</text:span></text:p>
      <text:p text:style-name="P1"><text:span text:style-name="T88"/></text:p>
      <text:p text:style-name="P1"><text:span text:style-name="T88"/></text:p>
      <text:p text:style-name="P1"><text:span text:style-name="T89">------------------------------------------------------------------------</text:span></text:p>
      <text:p text:style-name="P1"><text:span text:style-name="T89">struct matrix {</text:span></text:p>
      <text:p text:style-name="P1"><text:span text:style-name="T89"><text:s text:c="4"/>int r, c;</text:span></text:p>
      <text:p text:style-name="P1"><text:span text:style-name="T89"><text:s text:c="4"/>vvi m;</text:span></text:p>
      <text:p text:style-name="P1"><text:span text:style-name="T89"><text:s text:c="4"/>matrix(int r, int c) : r(r), c(c), m(r,vi(c,0)) {}</text:span></text:p>
      <text:p text:style-name="P1"><text:span text:style-name="T89"><text:s text:c="4"/>void clear() { FOR(i,r) m[i].assign(c,0); }</text:span></text:p>
      <text:p text:style-name="P1"><text:span text:style-name="T89"><text:s text:c="4"/>vi&amp; operator[](int r) { return m[r]; }</text:span></text:p>
      <text:p text:style-name="P1"><text:span text:style-name="T89"><text:s text:c="4"/>void mult(matrix&amp; o, matrix&amp; d) {</text:span></text:p>
      <text:p text:style-name="P1"><text:span text:style-name="T89"><text:s text:c="8"/>assert(c==o.r), assert(r==d.r), assert(o.c==d.c);</text:span></text:p>
      <text:p text:style-name="P1"><text:span text:style-name="T89"><text:s text:c="8"/>d.clear();</text:span></text:p>
      <text:p text:style-name="P1"><text:span text:style-name="T89"><text:s text:c="8"/>FOR(i,r) FOR(j,o.c) FOR(k,c) d[i][j] += m[i][k]*o[k][j];</text:span></text:p>
      <text:p text:style-name="P1"><text:span text:style-name="T89"><text:s text:c="4"/>}</text:span></text:p>
      <text:p text:style-name="P1"><text:span text:style-name="T89"><text:s text:c="4"/>void mult(matrix&amp; o, matrix&amp; d, int mod) {</text:span></text:p>
      <text:p text:style-name="P1"><text:span text:style-name="T89"><text:s text:c="8"/>assert(c==o.r), assert(r==d.r), assert(o.c==d.c);</text:span></text:p>
      <text:p text:style-name="P1"><text:span text:style-name="T89"><text:s text:c="8"/>d.clear();</text:span></text:p>
      <text:p text:style-name="P1"><text:span text:style-name="T89"><text:s text:c="8"/>FOR(i,r) FOR(j,o.c) FOR(k,c) d[i][j] = (d[i][j]+((ll)m[i][k]*(ll)o[k][j])%mod)%mod;</text:span></text:p>
      <text:p text:style-name="P1"><text:span text:style-name="T89"><text:s text:c="4"/>}</text:span></text:p>
      <text:p text:style-name="P1"><text:span text:style-name="T89"><text:s text:c="4"/>matrix operator*(matrix&amp; o) {</text:span></text:p>
      <text:p text:style-name="P1"><text:span text:style-name="T89"><text:s text:c="8"/>matrix ret(r,o.c);</text:span></text:p>
      <text:p text:style-name="P1"><text:span text:style-name="T89"><text:s text:c="8"/>mult(o, ret);</text:span></text:p>
      <text:p text:style-name="P1"><text:span text:style-name="T89"><text:s text:c="8"/>return ret;</text:span></text:p>
      <text:p text:style-name="P1"><text:span text:style-name="T89"><text:s text:c="4"/>}</text:span></text:p>
      <text:p text:style-name="P1"><text:span text:style-name="T89"><text:s text:c="4"/>static matrix pow(matrix&amp; base, ll p, int mod) {</text:span></text:p>
      <text:p text:style-name="P1"><text:span text:style-name="T89"><text:s text:c="8"/>assert(base.r==base.c);</text:span></text:p>
      <text:p text:style-name="P1"><text:span text:style-name="T89"><text:s text:c="8"/>matrix ret(base.r,base.r);</text:span></text:p>
      <text:p text:style-name="P1"><text:span text:style-name="T89"><text:s text:c="8"/>FOR(i,base.r) ret[i][i] = 1;</text:span></text:p>
      <text:p text:style-name="P1"><text:span text:style-name="T89"><text:s text:c="8"/>while (p) {</text:span></text:p>
      <text:p text:style-name="P1"><text:span text:style-name="T89"><text:s text:c="12"/>if (p&amp;1) {</text:span></text:p>
      <text:p text:style-name="P1"><text:span text:style-name="T89"><text:s text:c="16"/>matrix tmp(ret);</text:span></text:p>
      <text:p text:style-name="P1"><text:span text:style-name="T89"><text:s text:c="16"/>tmp.mult(base,ret,mod);</text:span></text:p>
      <text:p text:style-name="P1"><text:span text:style-name="T89"><text:s text:c="12"/>}</text:span></text:p>
      <text:p text:style-name="P1"><text:span text:style-name="T89"><text:s text:c="12"/>matrix tmp(base);</text:span></text:p>
      <text:p text:style-name="P1"><text:span text:style-name="T89"><text:s text:c="12"/>tmp.mult(tmp,base,mod);</text:span></text:p>
      <text:p text:style-name="P1"><text:span text:style-name="T89"><text:s text:c="12"/>p &gt;&gt;= 1;</text:span></text:p>
      <text:p text:style-name="P1"><text:span text:style-name="T89"><text:s text:c="8"/>}</text:span></text:p>
      <text:p text:style-name="P1"><text:span text:style-name="T89"><text:s text:c="8"/>return ret;</text:span></text:p>
      <text:p text:style-name="P1"><text:span text:style-name="T89"><text:s text:c="4"/>}</text:span></text:p>
      <text:p text:style-name="P1"><text:span text:style-name="T89">};</text:span></text:p>
      <text:p text:style-name="P1"><text:span text:style-name="T89">------------------------------------------------------------------------</text:span></text:p>
      <text:p text:style-name="P1"><text:span text:style-name="T90"/></text:p>
      <text:p text:style-name="P1"><text:span text:style-name="T90"/></text:p>
      <text:p text:style-name="P1"><text:span text:style-name="T91">------------------------------------------------------------------------</text:span></text:p>
      <text:p text:style-name="P1"><text:span text:style-name="T91">struct rib {</text:span></text:p>
      <text:p text:style-name="P1"><text:span text:style-name="T91"><text:s text:c="4"/>int b, u, c, f;</text:span></text:p>
      <text:p text:style-name="P1"><text:span text:style-name="T91"><text:s text:c="4"/>size_t back;</text:span></text:p>
      <text:p text:style-name="P1"><text:span text:style-name="T91">};</text:span></text:p>
      <text:p text:style-name="P1"><text:span text:style-name="T92"/></text:p>
      <text:p text:style-name="P1"><text:span text:style-name="T93">void add_rib (vector&lt;vector&lt;rib&gt; &gt;&amp; g, int a, int b, int u, int c) {</text:span></text:p>
      <text:p text:style-name="P1"><text:span text:style-name="T93"><text:s text:c="4"/>rib r1 = { b, u, c, 0, g[b].size() };</text:span></text:p>
      <text:p text:style-name="P1"><text:span text:style-name="T93"><text:s text:c="4"/>rib r2 = { a, 0, -c, 0, g[a].size() };</text:span></text:p>
      <text:p text:style-name="P1"><text:span text:style-name="T93"><text:s text:c="4"/>g[a].push_back (r1);</text:span></text:p>
      <text:p text:style-name="P1"><text:span text:style-name="T93"><text:s text:c="4"/>g[b].push_back (r2);</text:span></text:p>
      <text:p text:style-name="P1"><text:span text:style-name="T93">}</text:span></text:p>
      <text:p text:style-name="P1"><text:span text:style-name="T94"/></text:p>
      <text:p text:style-name="P1"><text:span text:style-name="T95">pii mincost_maxflow(vector&lt;vector&lt;rib&gt; &gt;&amp; g, int s, int t, int k=inf) {</text:span></text:p>
      <text:p text:style-name="P1"><text:span text:style-name="T95"><text:s text:c="4"/>int n = sz(g);</text:span></text:p>
      <text:p text:style-name="P1"><text:span text:style-name="T95"><text:s text:c="4"/>int flow = 0,<text:s text:c="2"/>cost = 0;</text:span></text:p>
      <text:p text:style-name="P1"><text:span text:style-name="T95"><text:s text:c="4"/>while (flow&lt;k) {</text:span></text:p>
      <text:p text:style-name="P1"><text:span text:style-name="T95"><text:s text:c="8"/>vector&lt;int&gt; id(n,0);</text:span></text:p>
      <text:p text:style-name="P1"><text:span text:style-name="T95"><text:s text:c="8"/>vector&lt;int&gt; d(n,inf);</text:span></text:p>
      <text:p text:style-name="P1"><text:span text:style-name="T95"><text:s text:c="8"/>vector&lt;int&gt; q(n);</text:span></text:p>
      <text:p text:style-name="P1"><text:span text:style-name="T95"><text:s text:c="8"/>vector&lt;int&gt; p(n);</text:span></text:p>
      <text:p text:style-name="P1"><text:span text:style-name="T95"><text:s text:c="8"/>vector&lt;int&gt; p_rib(n);</text:span></text:p>
      <text:p text:style-name="P1"><text:span text:style-name="T95"><text:s text:c="8"/>int qh=0, qt=0;</text:span></text:p>
      <text:p text:style-name="P1"><text:span text:style-name="T95"><text:s text:c="8"/>q[qt++] = s;</text:span></text:p>
      <text:p text:style-name="P1"><text:span text:style-name="T95"><text:s text:c="8"/>d[s] = 0;</text:span></text:p>
      <text:p text:style-name="P1"><text:span text:style-name="T95"><text:s text:c="8"/>while (qh!=qt) {</text:span></text:p>
      <text:p text:style-name="P1"><text:span text:style-name="T95"><text:s text:c="12"/>int v = q[qh++];</text:span></text:p>
      <text:p text:style-name="P1"><text:span text:style-name="T95"><text:s text:c="12"/>id[v] = 2;</text:span></text:p>
      <text:p text:style-name="P1"><text:span text:style-name="T95"><text:s text:c="12"/>if (qh==n) qh = 0;</text:span></text:p>
      <text:p text:style-name="P1"><text:span text:style-name="T95"><text:s text:c="12"/>FOR(i,sz(g[v])) {</text:span></text:p>
      <text:p text:style-name="P1"><text:span text:style-name="T95"><text:s text:c="16"/>rib &amp;r = g[v][i];</text:span></text:p>
      <text:p text:style-name="P1"><text:span text:style-name="T95"><text:s text:c="16"/>if (r.f&lt;r.u and d[v]+r.c&lt;d[r.b]) {</text:span></text:p>
      <text:p text:style-name="P1"><text:span text:style-name="T95"><text:s text:c="20"/>d[r.b] = d[v] + r.c;</text:span></text:p>
      <text:p text:style-name="P1"><text:span text:style-name="T95"><text:s text:c="20"/>if (id[r.b]==0) {</text:span></text:p>
      <text:p text:style-name="P1"><text:span text:style-name="T95"><text:s text:c="24"/>q[qt++] = r.b;</text:span></text:p>
      <text:p text:style-name="P1"><text:span text:style-name="T95"><text:s text:c="24"/>if (qt==n) qt = 0;</text:span></text:p>
      <text:p text:style-name="P1"><text:span text:style-name="T95"><text:s text:c="20"/>} else if (id[r.b]==2) {</text:span></text:p>
      <text:p text:style-name="P1"><text:span text:style-name="T95"><text:s text:c="24"/>if (--qh==-1) qh = n-1;</text:span></text:p>
      <text:p text:style-name="P1"><text:span text:style-name="T95"><text:s text:c="24"/>q[qh] = r.b;</text:span></text:p>
      <text:p text:style-name="P1"><text:span text:style-name="T95"><text:s text:c="20"/>}</text:span></text:p>
      <text:p text:style-name="P1"><text:span text:style-name="T95"><text:s text:c="20"/>id[r.b] = 1;</text:span></text:p>
      <text:p text:style-name="P1"><text:span text:style-name="T95"><text:s text:c="20"/>p[r.b] = v;</text:span></text:p>
      <text:p text:style-name="P1"><text:span text:style-name="T95"><text:s text:c="20"/>p_rib[r.b] = i;</text:span></text:p>
      <text:p text:style-name="P1"><text:span text:style-name="T95"><text:s text:c="16"/>}</text:span></text:p>
      <text:p text:style-name="P1"><text:span text:style-name="T95"><text:s text:c="12"/>}</text:span></text:p>
      <text:p text:style-name="P1"><text:span text:style-name="T95"><text:s text:c="8"/>}</text:span></text:p>
      <text:p text:style-name="P1"><text:span text:style-name="T95"><text:s text:c="8"/>if (d[t]==inf) break;</text:span></text:p>
      <text:p text:style-name="P1"><text:span text:style-name="T95"><text:s text:c="8"/>int addflow = k - flow;</text:span></text:p>
      <text:p text:style-name="P1"><text:span text:style-name="T95"><text:s text:c="8"/>for (int v=t; v!=s; v=p[v]) {</text:span></text:p>
      <text:p text:style-name="P1"><text:span text:style-name="T95"><text:s text:c="12"/>int pv = p[v];</text:span></text:p>
      <text:p text:style-name="P1"><text:span text:style-name="T95"><text:s text:c="12"/>int pr = p_rib[v];</text:span></text:p>
      <text:p text:style-name="P1"><text:span text:style-name="T95"><text:s text:c="12"/>addflow = min(addflow, g[pv][pr].u-g[pv][pr].f);</text:span></text:p>
      <text:p text:style-name="P1"><text:span text:style-name="T95"><text:s text:c="8"/>}</text:span></text:p>
      <text:p text:style-name="P1"><text:span text:style-name="T95"><text:s text:c="8"/>for (int v=t; v!=s; v=p[v]) {</text:span></text:p>
      <text:p text:style-name="P1"><text:span text:style-name="T95"><text:s text:c="12"/>int pv = p[v];</text:span></text:p>
      <text:p text:style-name="P1"><text:span text:style-name="T95"><text:s text:c="12"/>int pr = p_rib[v], r = g[pv][pr].back;</text:span></text:p>
      <text:p text:style-name="P1"><text:span text:style-name="T95"><text:s text:c="12"/>g[pv][pr].f += addflow;</text:span></text:p>
      <text:p text:style-name="P1"><text:span text:style-name="T95"><text:s text:c="12"/>g[v][r].f -= addflow;</text:span></text:p>
      <text:p text:style-name="P1"><text:span text:style-name="T95"><text:s text:c="12"/>cost += g[pv][pr].c * addflow;</text:span></text:p>
      <text:p text:style-name="P1"><text:span text:style-name="T95"><text:s text:c="8"/>}</text:span></text:p>
      <text:p text:style-name="P1"><text:span text:style-name="T95"><text:s text:c="8"/>flow += addflow;</text:span></text:p>
      <text:p text:style-name="P1"><text:span text:style-name="T95"><text:s text:c="8"/>if (addflow==0) break;</text:span></text:p>
      <text:p text:style-name="P1"><text:span text:style-name="T95"><text:s text:c="4"/>}</text:span></text:p>
      <text:p text:style-name="P1"><text:span text:style-name="T95"><text:s text:c="4"/>return pii(flow,cost);</text:span></text:p>
      <text:p text:style-name="P1"><text:span text:style-name="T95">}</text:span></text:p>
      <text:p text:style-name="P1"><text:span text:style-name="T96"/></text:p>
      <text:p text:style-name="P1"><text:span text:style-name="T97">vector&lt;vector&lt;rib&gt; &gt; g;</text:span></text:p>
      <text:p text:style-name="P1"><text:span text:style-name="T97">int s, t;</text:span></text:p>
      <text:p text:style-name="P1"><text:span text:style-name="T97">------------------------------------------------------------------------</text:span></text:p>
      <text:p text:style-name="P1"><text:span text:style-name="T98"/></text:p>
      <text:p text:style-name="P1"><text:span text:style-name="T98"/></text:p>
      <text:p text:style-name="P1"><text:span text:style-name="T99">------------------------------------------------------------------------</text:span></text:p>
      <text:p text:style-name="P1"><text:span text:style-name="T99">// For a sphere cap ( part of sphere cut off by a plane) </text:span></text:p>
      <text:p text:style-name="P1"><text:span text:style-name="T99">// r = radius </text:span></text:p>
      <text:p text:style-name="P1"><text:span text:style-name="T99">// h = height of the cap [0,2*r] </text:span></text:p>
      <text:p text:style-name="P1"><text:span text:style-name="T99">// a = radius of base circle </text:span></text:p>
      <text:p text:style-name="P1"><text:span text:style-name="T99">dbl volume = h*(3*a*a+h*h) * pi / 6;</text:span></text:p>
      <text:p text:style-name="P1"><text:span text:style-name="T99">dbl area = 2 * pi * r * h;</text:span></text:p>
      <text:p text:style-name="P1"><text:span text:style-name="T99">------------------------------------------------------------------------</text:span></text:p>
      <text:p text:style-name="P1"><text:span text:style-name="T100"/></text:p>
      <text:p text:style-name="P1"><text:span text:style-name="T100"/></text:p>
      <text:p text:style-name="P1"><text:span text:style-name="T101">------------------------------------------------------------------------</text:span></text:p>
      <text:p text:style-name="P1"><text:span text:style-name="T101">ll mod_pow(ll b, ll p, ll m) {</text:span></text:p>
      <text:p text:style-name="P1"><text:span text:style-name="T101"><text:s text:c="4"/>ll ret = 1;</text:span></text:p>
      <text:p text:style-name="P1"><text:span text:style-name="T101"><text:s text:c="4"/>b %= m;</text:span></text:p>
      <text:p text:style-name="P1"><text:span text:style-name="T101"><text:s text:c="4"/>while (p) {</text:span></text:p>
      <text:p text:style-name="P1"><text:span text:style-name="T101"><text:s text:c="8"/>if (p&amp;1) ret = (ret*b)%m;</text:span></text:p>
      <text:p text:style-name="P1"><text:span text:style-name="T101"><text:s text:c="8"/>b = (b*b)%m, p &gt;&gt;= 1;</text:span></text:p>
      <text:p text:style-name="P1"><text:span text:style-name="T101"><text:s text:c="4"/>}</text:span></text:p>
      <text:p text:style-name="P1"><text:span text:style-name="T101"><text:s text:c="4"/>return ret;</text:span></text:p>
      <text:p text:style-name="P1"><text:span text:style-name="T101">}</text:span></text:p>
      <text:p text:style-name="P1"><text:span text:style-name="T101">------------------------------------------------------------------------</text:span></text:p>
      <text:p text:style-name="P1"><text:span text:style-name="T102"/></text:p>
      <text:p text:style-name="P1"><text:span text:style-name="T102"/></text:p>
      <text:p text:style-name="P1"><text:span text:style-name="T103">------------------------------------------------------------------------</text:span></text:p>
      <text:p text:style-name="P1"><text:span text:style-name="T103">int modular_inverse(int a, int m) {</text:span></text:p>
      <text:p text:style-name="P1"><text:span text:style-name="T103"><text:s text:c="5"/>pair&lt;int,pii&gt; g = gcd(a,m);</text:span></text:p>
      <text:p text:style-name="P1"><text:span text:style-name="T103"><text:s text:c="5"/>if (g.px!=1) return -1;</text:span></text:p>
      <text:p text:style-name="P1"><text:span text:style-name="T103"><text:s text:c="5"/>return (g.py.px%m+m)%m;</text:span></text:p>
      <text:p text:style-name="P1"><text:span text:style-name="T103">}</text:span></text:p>
      <text:p text:style-name="P1"><text:span text:style-name="T103">------------------------------------------------------------------------</text:span></text:p>
      <text:p text:style-name="P1"><text:span text:style-name="T104"/></text:p>
      <text:p text:style-name="P1"><text:span text:style-name="T104"/></text:p>
      <text:p text:style-name="P1"><text:span text:style-name="T105">------------------------------------------------------------------------</text:span></text:p>
      <text:p text:style-name="P1"><text:span text:style-name="T105">int phi (int n) { </text:span></text:p>
      <text:p text:style-name="P1"><text:span text:style-name="T105"><text:tab/>int result = n; </text:span></text:p>
      <text:p text:style-name="P1"><text:span text:style-name="T105"><text:tab/>for (int i=2; i*i&lt;=n; ++i) </text:span></text:p>
      <text:p text:style-name="P1"><text:span text:style-name="T105"><text:tab/><text:tab/>if (n % i == 0) { </text:span></text:p>
      <text:p text:style-name="P1"><text:span text:style-name="T105"><text:tab/><text:tab/><text:tab/>while (n % i == 0) </text:span></text:p>
      <text:p text:style-name="P1"><text:span text:style-name="T105"><text:tab/><text:tab/><text:tab/><text:tab/>n /= i; </text:span></text:p>
      <text:p text:style-name="P1"><text:span text:style-name="T105"><text:tab/><text:tab/><text:tab/>result -= result / i; </text:span></text:p>
      <text:p text:style-name="P1"><text:span text:style-name="T105"><text:tab/><text:tab/>} </text:span></text:p>
      <text:p text:style-name="P1"><text:span text:style-name="T105"><text:tab/>if (n &gt; 1) </text:span></text:p>
      <text:p text:style-name="P1"><text:span text:style-name="T105"><text:tab/><text:tab/>result -= result / n; </text:span></text:p>
      <text:p text:style-name="P1"><text:span text:style-name="T105"><text:tab/>return result; </text:span></text:p>
      <text:p text:style-name="P1"><text:span text:style-name="T105">}</text:span></text:p>
      <text:p text:style-name="P1"><text:span text:style-name="T105">------------------------------------------------------------------------</text:span></text:p>
      <text:p text:style-name="P1"><text:span text:style-name="T106"/></text:p>
      <text:p text:style-name="P1"><text:span text:style-name="T106"/></text:p>
      <text:p text:style-name="P1"><text:span text:style-name="T107">------------------------------------------------------------------------</text:span></text:p>
      <text:p text:style-name="P1"><text:span text:style-name="T107">double polygon_area(vector&lt;V&gt;&amp; pts) {</text:span></text:p>
      <text:p text:style-name="P1"><text:span text:style-name="T107"><text:s text:c="4"/>double area = 0;</text:span></text:p>
      <text:p text:style-name="P1"><text:span text:style-name="T107"><text:s text:c="4"/>int n = sz(pts);</text:span></text:p>
      <text:p text:style-name="P1"><text:span text:style-name="T107"><text:s text:c="4"/>FOR(i,n) area += pts[i] * pts[(i+1)%n];</text:span></text:p>
      <text:p text:style-name="P1"><text:span text:style-name="T107"><text:s text:c="4"/>return area*.5;</text:span></text:p>
      <text:p text:style-name="P1"><text:span text:style-name="T107">}</text:span></text:p>
      <text:p text:style-name="P1"><text:span text:style-name="T108"/></text:p>
      <text:p text:style-name="P1"><text:span text:style-name="T109">double triangle_area(double a, double b, double c) {</text:span></text:p>
      <text:p text:style-name="P1"><text:span text:style-name="T109"><text:s text:c="4"/>double s = (a+b+c)*.5;</text:span></text:p>
      <text:p text:style-name="P1"><text:span text:style-name="T109"><text:s text:c="4"/>return sqrt(s*(s-a)*(s-b)*(s-c));</text:span></text:p>
      <text:p text:style-name="P1"><text:span text:style-name="T109">}</text:span></text:p>
      <text:p text:style-name="P1"><text:span text:style-name="T110"/></text:p>
      <text:p text:style-name="P1"><text:span text:style-name="T111">double triangle_area(V A, V B, V C) { return (A*B+B*C+C*A)*.5; }</text:span></text:p>
      <text:p text:style-name="P1"><text:span text:style-name="T112"/></text:p>
      <text:p text:style-name="P1"><text:span text:style-name="T113">V_TYPE polygon_area_twice(vector&lt;V&gt;&amp; pts) {</text:span></text:p>
      <text:p text:style-name="P1"><text:span text:style-name="T113"><text:s text:c="4"/>V_TYPE area = 0;</text:span></text:p>
      <text:p text:style-name="P1"><text:span text:style-name="T113"><text:s text:c="4"/>int n = sz(pts);</text:span></text:p>
      <text:p text:style-name="P1"><text:span text:style-name="T113"><text:s text:c="4"/>FOR(i,n) area += pts[i] * pts[(i+1)%n];</text:span></text:p>
      <text:p text:style-name="P1"><text:span text:style-name="T113"><text:s text:c="4"/>return area;</text:span></text:p>
      <text:p text:style-name="P1"><text:span text:style-name="T113">}</text:span></text:p>
      <text:p text:style-name="P1"><text:span text:style-name="T114"/></text:p>
      <text:p text:style-name="P1"><text:span text:style-name="T115">V_TYPE triangle_area_twice(V A, V B, V C) { return A*B+B*C+C*A; }</text:span></text:p>
      <text:p text:style-name="P1"><text:span text:style-name="T116"/></text:p>
      <text:p text:style-name="P1"><text:span text:style-name="T117">bool isinside(vector&lt;V&gt;&amp; pts, V p) {</text:span></text:p>
      <text:p text:style-name="P1"><text:span text:style-name="T117"><text:s text:c="4"/>int n = sz(pts);</text:span></text:p>
      <text:p text:style-name="P1"><text:span text:style-name="T117"><text:s text:c="4"/>bool c = false;</text:span></text:p>
      <text:p text:style-name="P1"><text:span text:style-name="T117"><text:s text:c="4"/>FOR(i,n) {</text:span></text:p>
      <text:p text:style-name="P1"><text:span text:style-name="T117"><text:s text:c="8"/>int j = (i+1)%n;</text:span></text:p>
      <text:p text:style-name="P1"><text:span text:style-name="T117"><text:s text:c="8"/>if ((pts[i].y&lt;=p.y and p.y&lt;pts[j].y) or (pts[j].y&lt;=p.y and p.y&lt;pts[i].y)) {</text:span></text:p>
      <text:p text:style-name="P1"><text:span text:style-name="T117"><text:s text:c="12"/>double x = pts[i].x + (pts[i].x - pts[j].x) * (p.y - pts[i].y) / (pts[i].y - pts[j].y);</text:span></text:p>
      <text:p text:style-name="P1"><text:span text:style-name="T117"><text:s text:c="12"/>if (x &lt; p.x) c = !c;</text:span></text:p>
      <text:p text:style-name="P1"><text:span text:style-name="T117"><text:s text:c="8"/>}</text:span></text:p>
      <text:p text:style-name="P1"><text:span text:style-name="T117"><text:s text:c="4"/>}</text:span></text:p>
      <text:p text:style-name="P1"><text:span text:style-name="T117"><text:s text:c="4"/>return c;</text:span></text:p>
      <text:p text:style-name="P1"><text:span text:style-name="T117">}</text:span></text:p>
      <text:p text:style-name="P1"><text:span text:style-name="T117">------------------------------------------------------------------------</text:span></text:p>
      <text:p text:style-name="P1"><text:span text:style-name="T118"/></text:p>
      <text:p text:style-name="P1"><text:span text:style-name="T118"/></text:p>
      <text:p text:style-name="P1"><text:span text:style-name="T119">------------------------------------------------------------------------</text:span></text:p>
      <text:p text:style-name="P1"><text:span text:style-name="T119">vi power_sum_coeff(int p, int mod) {</text:span></text:p>
      <text:p text:style-name="P1"><text:span text:style-name="T119"><text:s text:c="4"/>// 1^p + 2^p + ..... + n^p = Sp(n) = c1*n^1 + c2*n^2 + ..... + cp*n^p</text:span></text:p>
      <text:p text:style-name="P1"><text:span text:style-name="T119"><text:s text:c="4"/>// returns vector of C (0-indexed)</text:span></text:p>
      <text:p text:style-name="P1"><text:span text:style-name="T119"><text:s text:c="4"/>vvi g(p+1,vi(p+1,0));</text:span></text:p>
      <text:p text:style-name="P1"><text:span text:style-name="T119"><text:s text:c="4"/>FOR(j,p+1) {</text:span></text:p>
      <text:p text:style-name="P1"><text:span text:style-name="T119"><text:s text:c="8"/>FORab(i,j+1,p+1) {</text:span></text:p>
      <text:p text:style-name="P1"><text:span text:style-name="T119"><text:s text:c="12"/>g[j][i-1] = (((((i-j+1)&amp;1)?-1:1) * ncr[i][j])%mod + mod)%mod;</text:span></text:p>
      <text:p text:style-name="P1"><text:span text:style-name="T119"><text:s text:c="8"/>}</text:span></text:p>
      <text:p text:style-name="P1"><text:span text:style-name="T119"><text:s text:c="4"/>}</text:span></text:p>
      <text:p text:style-name="P1"><text:span text:style-name="T119"><text:s text:c="4"/>vi b(p+1,0);</text:span></text:p>
      <text:p text:style-name="P1"><text:span text:style-name="T119"><text:s text:c="4"/>b[p] = 1;</text:span></text:p>
      <text:p text:style-name="P1"><text:span text:style-name="T119"><text:s text:c="4"/>gaussian_elimination(g,b,mod);</text:span></text:p>
      <text:p text:style-name="P1"><text:span text:style-name="T119"><text:s text:c="4"/>return b;</text:span></text:p>
      <text:p text:style-name="P1"><text:span text:style-name="T119">}</text:span></text:p>
      <text:p text:style-name="P1"><text:span text:style-name="T119">------------------------------------------------------------------------</text:span></text:p>
      <text:p text:style-name="P1"><text:span text:style-name="T120"/></text:p>
      <text:p text:style-name="P1"><text:span text:style-name="T120"/></text:p>
      <text:p text:style-name="P1"><text:span text:style-name="T121">------------------------------------------------------------------------</text:span></text:p>
      <text:p text:style-name="P1"><text:span text:style-name="T121">struct antipode {</text:span></text:p>
      <text:p text:style-name="P1"><text:span text:style-name="T121"><text:s text:c="4"/>vector&lt;pii&gt; vv;</text:span></text:p>
      <text:p text:style-name="P1"><text:span text:style-name="T121"><text:s text:c="4"/>vector&lt;pair&lt;int,pii&gt; &gt; ve;</text:span></text:p>
      <text:p text:style-name="P1"><text:span text:style-name="T121"><text:s text:c="4"/>vector&lt;pair&lt;pii,pii&gt; &gt; ee;</text:span></text:p>
      <text:p text:style-name="P1"><text:span text:style-name="T121">};</text:span></text:p>
      <text:p text:style-name="P1"><text:span text:style-name="T122"/></text:p>
      <text:p text:style-name="P1"><text:span text:style-name="T123">antipode antipodals(vector&lt;V&gt;&amp; pts) { // assuming non-colinear points</text:span></text:p>
      <text:p text:style-name="P1"><text:span text:style-name="T123"><text:s text:c="4"/>antipode ap;</text:span></text:p>
      <text:p text:style-name="P1"><text:span text:style-name="T123"><text:s text:c="4"/>int n = sz(pts);</text:span></text:p>
      <text:p text:style-name="P1"><text:span text:style-name="T123"><text:s text:c="4"/>int p = n-1;</text:span></text:p>
      <text:p text:style-name="P1"><text:span text:style-name="T123"><text:s text:c="4"/>int q = (p+1)%n;</text:span></text:p>
      <text:p text:style-name="P1"><text:span text:style-name="T123"><text:s text:c="4"/>while (triangle_area_twice(pts[p],pts[(p+1)%n],pts[(q+1)%n]) &gt; triangle_area_twice(pts[p],pts[(p+1)%n],pts[q])) q = (q+1)%n;</text:span></text:p>
      <text:p text:style-name="P1"><text:span text:style-name="T123"><text:s text:c="4"/>int q0 = q;</text:span></text:p>
      <text:p text:style-name="P1"><text:span text:style-name="T123"><text:s text:c="4"/>while (q!=0) {</text:span></text:p>
      <text:p text:style-name="P1"><text:span text:style-name="T123"><text:s text:c="8"/>ap.ve.pb(mp(q,pii(p,(p+1)%n)));</text:span></text:p>
      <text:p text:style-name="P1"><text:span text:style-name="T123"><text:s text:c="8"/>p = (p+1)%n;</text:span></text:p>
      <text:p text:style-name="P1"><text:span text:style-name="T123"><text:s text:c="8"/>ap.vv.pb(pii(p,q));</text:span></text:p>
      <text:p text:style-name="P1"><text:span text:style-name="T123"><text:s text:c="8"/>while (triangle_area_twice(pts[p],pts[(p+1)%n],pts[(q+1)%n]) &gt; triangle_area_twice(pts[p],pts[(p+1)%n],pts[q])) {</text:span></text:p>
      <text:p text:style-name="P1"><text:span text:style-name="T123"><text:s text:c="12"/>q = (q+1)%n;</text:span></text:p>
      <text:p text:style-name="P1"><text:span text:style-name="T123"><text:s text:c="12"/>if (p!=q0 or q!=0) ap.vv.pb(pii(p,q));</text:span></text:p>
      <text:p text:style-name="P1"><text:span text:style-name="T123"><text:s text:c="8"/>}</text:span></text:p>
      <text:p text:style-name="P1"><text:span text:style-name="T123"><text:s text:c="8"/>if (triangle_area_twice(pts[p],pts[(p+1)%n],pts[(q+1)%n]) == triangle_area_twice(pts[p],pts[(p+1)%n],pts[q])) {</text:span></text:p>
      <text:p text:style-name="P1"><text:span text:style-name="T123"><text:s text:c="12"/>ap.ve.pb(mp((q+1)%n,pii(p,(p+1)%n)));</text:span></text:p>
      <text:p text:style-name="P1"><text:span text:style-name="T123"><text:s text:c="12"/>ap.ee.pb(mp(pii(q,(q+1)%n),pii(p,(p+1)%n)));</text:span></text:p>
      <text:p text:style-name="P1"><text:span text:style-name="T123"><text:s text:c="12"/>if (p!=q0 or q!=n-1)<text:s text:c="2"/>ap.vv.pb(pii(p,(q+1)%n));</text:span></text:p>
      <text:p text:style-name="P1"><text:span text:style-name="T123"><text:s text:c="12"/>else ap.vv.pb(pii((p+1)%n,q));</text:span></text:p>
      <text:p text:style-name="P1"><text:span text:style-name="T123"><text:s text:c="8"/>}</text:span></text:p>
      <text:p text:style-name="P1"><text:span text:style-name="T123"><text:s text:c="4"/>}</text:span></text:p>
      <text:p text:style-name="P1"><text:span text:style-name="T123"><text:s text:c="4"/>while (p!=n-1) {</text:span></text:p>
      <text:p text:style-name="P1"><text:span text:style-name="T123"><text:s text:c="8"/>ap.ve.pb(mp(q,pii(p,(p+1)%n)));</text:span></text:p>
      <text:p text:style-name="P1"><text:span text:style-name="T123"><text:s text:c="8"/>p = (p+1)%n;</text:span></text:p>
      <text:p text:style-name="P1"><text:span text:style-name="T123"><text:s text:c="8"/>while (triangle_area_twice(pts[p],pts[(p+1)%n],pts[(q+1)%n]) &gt; triangle_area_twice(pts[p],pts[(p+1)%n],pts[q])) q = (q+1)%n;</text:span></text:p>
      <text:p text:style-name="P1"><text:span text:style-name="T123"><text:s text:c="8"/>if (triangle_area_twice(pts[p],pts[(p+1)%n],pts[(q+1)%n]) == triangle_area_twice(pts[p],pts[(p+1)%n],pts[q])) {</text:span></text:p>
      <text:p text:style-name="P1"><text:span text:style-name="T123"><text:s text:c="12"/>ap.ve.pb(mp((q+1)%n,pii(p,(p+1)%n)));</text:span></text:p>
      <text:p text:style-name="P1"><text:span text:style-name="T123"><text:s text:c="12"/>ap.ee.pb(mp(pii(q,(q+1)%n),pii(p,(p+1)%n)));</text:span></text:p>
      <text:p text:style-name="P1"><text:span text:style-name="T123"><text:s text:c="8"/>}</text:span></text:p>
      <text:p text:style-name="P1"><text:span text:style-name="T123"><text:s text:c="4"/>}</text:span></text:p>
      <text:p text:style-name="P1"><text:span text:style-name="T123"><text:s text:c="4"/>sort(begend(ap.vv)), ap.vv.resize(unique(begend(ap.vv))-ap.vv.begin());</text:span></text:p>
      <text:p text:style-name="P1"><text:span text:style-name="T123"><text:s text:c="4"/>sort(begend(ap.ve)), ap.ve.resize(unique(begend(ap.ve))-ap.ve.begin());</text:span></text:p>
      <text:p text:style-name="P1"><text:span text:style-name="T123"><text:s text:c="4"/>sort(begend(ap.ee)), ap.ee.resize(unique(begend(ap.ee))-ap.ee.begin());</text:span></text:p>
      <text:p text:style-name="P1"><text:span text:style-name="T123"><text:s text:c="4"/>return ap;</text:span></text:p>
      <text:p text:style-name="P1"><text:span text:style-name="T123">}</text:span></text:p>
      <text:p text:style-name="P1"><text:span text:style-name="T123">------------------------------------------------------------------------</text:span></text:p>
      <text:p text:style-name="P1"><text:span text:style-name="T124"/></text:p>
      <text:p text:style-name="P1"><text:span text:style-name="T124"/></text:p>
      <text:p text:style-name="P1"><text:span text:style-name="T125">------------------------------------------------------------------------</text:span></text:p>
      <text:p text:style-name="P1"><text:span text:style-name="T125">#define maxn 100003</text:span></text:p>
      <text:p text:style-name="P1"><text:span text:style-name="T125">ll ST[4*maxn];</text:span></text:p>
      <text:p text:style-name="P1"><text:span text:style-name="T125">ll LZ[4*maxn];</text:span></text:p>
      <text:p text:style-name="P1"><text:span text:style-name="T126"/></text:p>
      <text:p text:style-name="P1"><text:span text:style-name="T127">// return changes due to the update call</text:span></text:p>
      <text:p text:style-name="P1"><text:span text:style-name="T127">void update(int n, int b, int e, int i, int j, ll v) {</text:span></text:p>
      <text:p text:style-name="P1"><text:span text:style-name="T127"><text:s text:c="4"/>i = max(i,b), j = min(j,e);</text:span></text:p>
      <text:p text:style-name="P1"><text:span text:style-name="T127"><text:s text:c="4"/>if (i&gt;j) return;</text:span></text:p>
      <text:p text:style-name="P1"><text:span text:style-name="T127"><text:s text:c="4"/>else if (i==b and j==e) {</text:span></text:p>
      <text:p text:style-name="P1"><text:span text:style-name="T127"><text:s text:c="8"/>ST[n] += (ll)(e-b+1)*(ll)v;</text:span></text:p>
      <text:p text:style-name="P1"><text:span text:style-name="T127"><text:s text:c="8"/>LZ[n] += v;</text:span></text:p>
      <text:p text:style-name="P1"><text:span text:style-name="T127"><text:s text:c="4"/>} else {</text:span></text:p>
      <text:p text:style-name="P1"><text:span text:style-name="T127"><text:s text:c="8"/>int nn = n&lt;&lt;1, m = (b+e)&gt;&gt;1;</text:span></text:p>
      <text:p text:style-name="P1"><text:span text:style-name="T127"><text:s text:c="8"/>update(nn, b, m, i, j, v);</text:span></text:p>
      <text:p text:style-name="P1"><text:span text:style-name="T127"><text:s text:c="8"/>update(nn+1, m+1, e, i, j, v);</text:span></text:p>
      <text:p text:style-name="P1"><text:span text:style-name="T127"><text:s text:c="8"/>ST[n] = ST[nn] + ST[nn+1];</text:span></text:p>
      <text:p text:style-name="P1"><text:span text:style-name="T127"><text:s text:c="4"/>}</text:span></text:p>
      <text:p text:style-name="P1"><text:span text:style-name="T127">}</text:span></text:p>
      <text:p text:style-name="P1"><text:span text:style-name="T128"/></text:p>
      <text:p text:style-name="P1"><text:span text:style-name="T129">// propagates lazy update calls</text:span></text:p>
      <text:p text:style-name="P1"><text:span text:style-name="T129">void prop(int n, int b, int e) {</text:span></text:p>
      <text:p text:style-name="P1"><text:span text:style-name="T129"><text:s text:c="4"/>if (b&gt;=e) return;</text:span></text:p>
      <text:p text:style-name="P1"><text:span text:style-name="T129"><text:s text:c="4"/>int nn = n&lt;&lt;1, m = (b+e)&gt;&gt;1;</text:span></text:p>
      <text:p text:style-name="P1"><text:span text:style-name="T129"><text:s text:c="4"/>update(nn, b, m, b, e, LZ[n]);</text:span></text:p>
      <text:p text:style-name="P1"><text:span text:style-name="T129"><text:s text:c="4"/>update(nn+1, m+1, e, b, e, LZ[n]);</text:span></text:p>
      <text:p text:style-name="P1"><text:span text:style-name="T129"><text:s text:c="4"/>LZ[n] = 0;</text:span></text:p>
      <text:p text:style-name="P1"><text:span text:style-name="T129">}</text:span></text:p>
      <text:p text:style-name="P1"><text:span text:style-name="T130"/></text:p>
      <text:p text:style-name="P1"><text:span text:style-name="T131">// query data</text:span></text:p>
      <text:p text:style-name="P1"><text:span text:style-name="T131">ll query(int n, int b, int e, int i, int j) {</text:span></text:p>
      <text:p text:style-name="P1"><text:span text:style-name="T131"><text:s text:c="4"/>i = max(i,b), j = min(j,e);</text:span></text:p>
      <text:p text:style-name="P1"><text:span text:style-name="T131"><text:s text:c="4"/>if (i&gt;j) return 0;</text:span></text:p>
      <text:p text:style-name="P1"><text:span text:style-name="T131"><text:s text:c="4"/>else if (i==b and j==e) return ST[n];</text:span></text:p>
      <text:p text:style-name="P1"><text:span text:style-name="T131"><text:s text:c="4"/>else {</text:span></text:p>
      <text:p text:style-name="P1"><text:span text:style-name="T131"><text:s text:c="8"/>prop(n, b, e);</text:span></text:p>
      <text:p text:style-name="P1"><text:span text:style-name="T131"><text:s text:c="8"/>int nn = n&lt;&lt;1, m = (b+e)&gt;&gt;1;</text:span></text:p>
      <text:p text:style-name="P1"><text:span text:style-name="T131"><text:s text:c="8"/>return query(nn, b, m, i, j) + query(nn+1, m+1, e, i, j);</text:span></text:p>
      <text:p text:style-name="P1"><text:span text:style-name="T131"><text:s text:c="4"/>}</text:span></text:p>
      <text:p text:style-name="P1"><text:span text:style-name="T131">}</text:span></text:p>
      <text:p text:style-name="P1"><text:span text:style-name="T131">------------------------------------------------------------------------</text:span></text:p>
      <text:p text:style-name="P1"><text:span text:style-name="T132"/></text:p>
      <text:p text:style-name="P1"><text:span text:style-name="T132"/></text:p>
      <text:p text:style-name="P1"><text:span text:style-name="T133">------------------------------------------------------------------------</text:span></text:p>
      <text:p text:style-name="P1"><text:span text:style-name="T133">const bool sfx_rotate = true;</text:span></text:p>
      <text:p text:style-name="P1"><text:span text:style-name="T133">const int maxlen = 100003;</text:span></text:p>
      <text:p text:style-name="P1"><text:span text:style-name="T133">const int maxh = 20;</text:span></text:p>
      <text:p text:style-name="P1"><text:span text:style-name="T133">const int alphabet = 256;</text:span></text:p>
      <text:p text:style-name="P1"><text:span text:style-name="T133">int n;</text:span></text:p>
      <text:p text:style-name="P1"><text:span text:style-name="T133">char s[maxlen];</text:span></text:p>
      <text:p text:style-name="P1"><text:span text:style-name="T133">int cnt[maxlen], p[maxlen], c[maxh][maxlen], pn[maxlen], *cn, h;</text:span></text:p>
      <text:p text:style-name="P1"><text:span text:style-name="T134"/></text:p>
      <text:p text:style-name="P1"><text:span text:style-name="T135">int lcp (int i, int j) {</text:span></text:p>
      <text:p text:style-name="P1"><text:span text:style-name="T135"><text:s text:c="4"/>int ans = 0;</text:span></text:p>
      <text:p text:style-name="P1"><text:span text:style-name="T135"><text:s text:c="4"/>for (int k=h; k&gt;=0; --k) if (c[k][i] == c[k][j])<text:s text:c="2"/>ans += 1&lt;&lt;k, i += 1&lt;&lt;k, j += 1&lt;&lt;k;</text:span></text:p>
      <text:p text:style-name="P1"><text:span text:style-name="T135"><text:s text:c="4"/>return ans;</text:span></text:p>
      <text:p text:style-name="P1"><text:span text:style-name="T135">}</text:span></text:p>
      <text:p text:style-name="P1"><text:span text:style-name="T136"/></text:p>
      <text:p text:style-name="P1"><text:span text:style-name="T137">void build_sfx_array() {</text:span></text:p>
      <text:p text:style-name="P1"><text:span text:style-name="T137"><text:s text:c="4"/>if (!sfx_rotate) ++n;</text:span></text:p>
      <text:p text:style-name="P1"><text:span text:style-name="T137"><text:s text:c="4"/>memset(cnt,0,alphabet*sizeof(cnt[0]));</text:span></text:p>
      <text:p text:style-name="P1"><text:span text:style-name="T137"><text:s text:c="4"/>for (int i=0; i&lt;n; ++i) ++cnt[(int)s[i]];</text:span></text:p>
      <text:p text:style-name="P1"><text:span text:style-name="T137"><text:s text:c="4"/>for (int i=1; i&lt;alphabet; ++i) cnt[i] += cnt[i-1];</text:span></text:p>
      <text:p text:style-name="P1"><text:span text:style-name="T137"><text:s text:c="4"/>for (int i=0; i&lt;n; ++i) p[--cnt[(int)s[i]]] = i;</text:span></text:p>
      <text:p text:style-name="P1"><text:span text:style-name="T137"><text:s text:c="4"/>c[0][p[0]] = 0;</text:span></text:p>
      <text:p text:style-name="P1"><text:span text:style-name="T137"><text:s text:c="4"/>int classes = 1;</text:span></text:p>
      <text:p text:style-name="P1"><text:span text:style-name="T137"><text:s text:c="4"/>for (int i=1; i&lt;n; ++i) classes += (s[p[i]] != s[p[i-1]]), c[0][p[i]] = classes-1;</text:span></text:p>
      <text:p text:style-name="P1"><text:span text:style-name="T137"><text:s text:c="4"/>cn = c[1];</text:span></text:p>
      <text:p text:style-name="P1"><text:span text:style-name="T137"><text:s text:c="4"/>for (h=0; (1&lt;&lt;h)&lt;n; ++h) {</text:span></text:p>
      <text:p text:style-name="P1"><text:span text:style-name="T137"><text:s text:c="8"/>for (int i=0; i&lt;n; ++i) pn[i] = p[i] - (1&lt;&lt;h), pn[i] += pn[i]&lt;0?n:0;</text:span></text:p>
      <text:p text:style-name="P1"><text:span text:style-name="T137"><text:s text:c="8"/>memset(cnt,0,classes*sizeof(cnt[0]));</text:span></text:p>
      <text:p text:style-name="P1"><text:span text:style-name="T137"><text:s text:c="8"/>for (int i=0; i&lt;n; ++i) ++cnt[c[h][pn[i]]];</text:span></text:p>
      <text:p text:style-name="P1"><text:span text:style-name="T137"><text:s text:c="8"/>for (int i=1; i&lt;classes; ++i) cnt[i] += cnt[i-1];</text:span></text:p>
      <text:p text:style-name="P1"><text:span text:style-name="T137"><text:s text:c="8"/>for (int i=n-1; i&gt;=0; --i) p[--cnt[c[h][pn[i]]]] = pn[i];</text:span></text:p>
      <text:p text:style-name="P1"><text:span text:style-name="T137"><text:s text:c="8"/>cn[p[0]] = 0;</text:span></text:p>
      <text:p text:style-name="P1"><text:span text:style-name="T137"><text:s text:c="8"/>classes = 1;</text:span></text:p>
      <text:p text:style-name="P1"><text:span text:style-name="T137"><text:s text:c="8"/>for (int i=1; i&lt;n; ++i) {</text:span></text:p>
      <text:p text:style-name="P1"><text:span text:style-name="T137"><text:s text:c="12"/>int mid1 = (p[i] + (1&lt;&lt;h)) % n,<text:s text:c="2"/>mid2 = (p[i-1] + (1&lt;&lt;h)) % n;</text:span></text:p>
      <text:p text:style-name="P1"><text:span text:style-name="T137"><text:s text:c="12"/>if (c[h][p[i]] != c[h][p[i-1]] or c[h][mid1] != c[h][mid2]) ++classes;</text:span></text:p>
      <text:p text:style-name="P1"><text:span text:style-name="T137"><text:s text:c="12"/>cn[p[i]] = classes-1;</text:span></text:p>
      <text:p text:style-name="P1"><text:span text:style-name="T137"><text:s text:c="8"/>}</text:span></text:p>
      <text:p text:style-name="P1"><text:span text:style-name="T137"><text:s text:c="8"/>cn = c[h+2];</text:span></text:p>
      <text:p text:style-name="P1"><text:span text:style-name="T137"><text:s text:c="4"/>}</text:span></text:p>
      <text:p text:style-name="P1"><text:span text:style-name="T137"><text:s text:c="4"/>if (!sfx_rotate) {</text:span></text:p>
      <text:p text:style-name="P1"><text:span text:style-name="T137"><text:s text:c="8"/>--n;</text:span></text:p>
      <text:p text:style-name="P1"><text:span text:style-name="T137"><text:s text:c="8"/>for (int i=0; i&lt;n; ++i) p[c[h][i]-1] = i;</text:span></text:p>
      <text:p text:style-name="P1"><text:span text:style-name="T137"><text:s text:c="4"/>} else {</text:span></text:p>
      <text:p text:style-name="P1"><text:span text:style-name="T137"><text:s text:c="8"/>memset(cnt,0,classes*sizeof(cnt[0]));</text:span></text:p>
      <text:p text:style-name="P1"><text:span text:style-name="T137"><text:s text:c="8"/>for (int i=0; i&lt;n; ++i) ++cnt[c[h][i]];</text:span></text:p>
      <text:p text:style-name="P1"><text:span text:style-name="T137"><text:s text:c="8"/>for (int i=1; i&lt;classes; ++i) cnt[i] += cnt[i-1];</text:span></text:p>
      <text:p text:style-name="P1"><text:span text:style-name="T137"><text:s text:c="8"/>for (int i=n-1; i&gt;=0; --i) p[--cnt[c[h][i]]] = i;</text:span></text:p>
      <text:p text:style-name="P1"><text:span text:style-name="T137"><text:s text:c="4"/>}</text:span></text:p>
      <text:p text:style-name="P1"><text:span text:style-name="T137">}</text:span></text:p>
      <text:p text:style-name="P1"><text:span text:style-name="T137">------------------------------------------------------------------------</text:span></text:p>
      <text:p text:style-name="P1"><text:span text:style-name="T138"/></text:p>
      <text:p text:style-name="P1"><text:span text:style-name="T138"/></text:p>
      <text:p text:style-name="P1"><text:span text:style-name="T139">------------------------------------------------------------------------</text:span></text:p>
      <text:p text:style-name="P1"><text:span text:style-name="T139">struct state { </text:span></text:p>
      <text:p text:style-name="P1"><text:span text:style-name="T139"><text:s text:c="4"/>int len, link; </text:span></text:p>
      <text:p text:style-name="P1"><text:span text:style-name="T139"><text:s text:c="4"/>map&lt;char,int&gt; next; </text:span></text:p>
      <text:p text:style-name="P1"><text:span text:style-name="T139">}; </text:span></text:p>
      <text:p text:style-name="P1"><text:span text:style-name="T140"/></text:p>
      <text:p text:style-name="P1"><text:span text:style-name="T141">const int maxlen = 500003; </text:span></text:p>
      <text:p text:style-name="P1"><text:span text:style-name="T141">state st[maxlen]; </text:span></text:p>
      <text:p text:style-name="P1"><text:span text:style-name="T141">int sz, last; </text:span></text:p>
      <text:p text:style-name="P1"><text:span text:style-name="T142"/></text:p>
      <text:p text:style-name="P1"><text:span text:style-name="T143">void sa_init() { </text:span></text:p>
      <text:p text:style-name="P1"><text:span text:style-name="T143"><text:s text:c="4"/>sz = last = 0; </text:span></text:p>
      <text:p text:style-name="P1"><text:span text:style-name="T143"><text:s text:c="4"/>st[0].len = 0; </text:span></text:p>
      <text:p text:style-name="P1"><text:span text:style-name="T143"><text:s text:c="4"/>st[0].link = -1; </text:span></text:p>
      <text:p text:style-name="P1"><text:span text:style-name="T143"><text:s text:c="4"/>++sz; </text:span></text:p>
      <text:p text:style-name="P1"><text:span text:style-name="T143"><text:s text:c="4"/>for (int i=0; i&lt;maxlen; ++i) st[i].next.clear(); </text:span></text:p>
      <text:p text:style-name="P1"><text:span text:style-name="T143">} </text:span></text:p>
      <text:p text:style-name="P1"><text:span text:style-name="T144"/></text:p>
      <text:p text:style-name="P1"><text:span text:style-name="T145">void sa_extend (char c) { </text:span></text:p>
      <text:p text:style-name="P1"><text:span text:style-name="T145"><text:s text:c="4"/>int cur = sz++; </text:span></text:p>
      <text:p text:style-name="P1"><text:span text:style-name="T145"><text:s text:c="4"/>st[cur].len = st[last].len + 1; </text:span></text:p>
      <text:p text:style-name="P1"><text:span text:style-name="T145"><text:s text:c="4"/>int p; </text:span></text:p>
      <text:p text:style-name="P1"><text:span text:style-name="T145"><text:s text:c="4"/>for (p=last; p!=-1 and !st[p].next.count(c); p=st[p].link) st[p].next[c] = cur; </text:span></text:p>
      <text:p text:style-name="P1"><text:span text:style-name="T145"><text:s text:c="4"/>if (p == -1) st[cur].link = 0; </text:span></text:p>
      <text:p text:style-name="P1"><text:span text:style-name="T145"><text:s text:c="4"/>else { </text:span></text:p>
      <text:p text:style-name="P1"><text:span text:style-name="T145"><text:s text:c="8"/>int q = st[p].next[c]; </text:span></text:p>
      <text:p text:style-name="P1"><text:span text:style-name="T145"><text:s text:c="8"/>if (st[p].len+1 == st[q].len) st[cur].link = q; </text:span></text:p>
      <text:p text:style-name="P1"><text:span text:style-name="T145"><text:s text:c="8"/>else { </text:span></text:p>
      <text:p text:style-name="P1"><text:span text:style-name="T145"><text:s text:c="12"/>int clone = sz++; </text:span></text:p>
      <text:p text:style-name="P1"><text:span text:style-name="T145"><text:s text:c="12"/>st[clone].len = st[p].len + 1; </text:span></text:p>
      <text:p text:style-name="P1"><text:span text:style-name="T145"><text:s text:c="12"/>st[clone].next = st[q].next; </text:span></text:p>
      <text:p text:style-name="P1"><text:span text:style-name="T145"><text:s text:c="12"/>st[clone].link = st[q].link; </text:span></text:p>
      <text:p text:style-name="P1"><text:span text:style-name="T145"><text:s text:c="12"/>for (; p!=-1 and st[p].next[c]==q; p=st[p].link) st[p].next[c] = clone; </text:span></text:p>
      <text:p text:style-name="P1"><text:span text:style-name="T145"><text:s text:c="12"/>st[q].link = st[cur].link = clone; </text:span></text:p>
      <text:p text:style-name="P1"><text:span text:style-name="T145"><text:s text:c="8"/>} </text:span></text:p>
      <text:p text:style-name="P1"><text:span text:style-name="T145"><text:s text:c="4"/>} </text:span></text:p>
      <text:p text:style-name="P1"><text:span text:style-name="T145"><text:s text:c="4"/>last = cur; </text:span></text:p>
      <text:p text:style-name="P1"><text:span text:style-name="T145">}</text:span></text:p>
      <text:p text:style-name="P1"><text:span text:style-name="T146"/></text:p>
      <text:p text:style-name="P1"><text:span text:style-name="T147">string lcs(string s, string t) {</text:span></text:p>
      <text:p text:style-name="P1"><text:span text:style-name="T147"><text:tab/>sa_init();</text:span></text:p>
      <text:p text:style-name="P1"><text:span text:style-name="T147"><text:tab/>for (int i=0; i&lt;(int)s.length(); ++i) sa_extend(s[i]);</text:span></text:p>
      <text:p text:style-name="P1"><text:span text:style-name="T148"/></text:p>
      <text:p text:style-name="P1"><text:span text:style-name="T149"><text:tab/>int v = 0, l = 0, best = 0, bestpos = 0;</text:span></text:p>
      <text:p text:style-name="P1"><text:span text:style-name="T149"><text:tab/>for (int i=0; i&lt;(int)t.length(); ++i) {</text:span></text:p>
      <text:p text:style-name="P1"><text:span text:style-name="T149"><text:tab/><text:tab/>while (v and st[v].next.find(t[i])==st[v].next.end()) v = st[v].link, l = st[v].len;</text:span></text:p>
      <text:p text:style-name="P1"><text:span text:style-name="T149"><text:tab/><text:tab/>if (st[v].next.find(t[i])!=st[v].next.end()) v = st[v].next[t[i]], ++l;</text:span></text:p>
      <text:p text:style-name="P1"><text:span text:style-name="T149"><text:tab/><text:tab/>if (l &gt; best) best = l, bestpos = i;</text:span></text:p>
      <text:p text:style-name="P1"><text:span text:style-name="T149"><text:tab/>}</text:span></text:p>
      <text:p text:style-name="P1"><text:span text:style-name="T149"><text:tab/>return t.substr(bestpos-best+1, best);</text:span></text:p>
      <text:p text:style-name="P1"><text:span text:style-name="T149">}</text:span></text:p>
      <text:p text:style-name="P1"><text:span text:style-name="T149">------------------------------------------------------------------------</text:span></text:p>
      <text:p text:style-name="P1"><text:span text:style-name="T150"/></text:p>
      <text:p text:style-name="P1"><text:span text:style-name="T150"/></text:p>
      <text:p text:style-name="P1"><text:span text:style-name="T151">------------------------------------------------------------------------</text:span></text:p>
      <text:p text:style-name="P1"><text:span text:style-name="T151">const int maxlen = 10003;</text:span></text:p>
      <text:p text:style-name="P1"><text:span text:style-name="T151">char s[maxlen];</text:span></text:p>
      <text:p text:style-name="P1"><text:span text:style-name="T151">int n;</text:span></text:p>
      <text:p text:style-name="P1"><text:span text:style-name="T152"/></text:p>
      <text:p text:style-name="P1"><text:span text:style-name="T153">struct node {</text:span></text:p>
      <text:p text:style-name="P1"><text:span text:style-name="T153"><text:s text:c="4"/>int l, r, par, link;</text:span></text:p>
      <text:p text:style-name="P1"><text:span text:style-name="T153"><text:s text:c="4"/>map&lt;char,int&gt; next;</text:span></text:p>
      <text:p text:style-name="P1"><text:span text:style-name="T154"/></text:p>
      <text:p text:style-name="P1"><text:span text:style-name="T155"><text:s text:c="4"/>node(int l=0, int r=0, int par=-1) : l(l), r(r), par(par), link(-1) {}</text:span></text:p>
      <text:p text:style-name="P1"><text:span text:style-name="T155"><text:s text:c="4"/>int len() const { return r-l; }</text:span></text:p>
      <text:p text:style-name="P1"><text:span text:style-name="T155"><text:s text:c="4"/>int &amp;get (char c) {</text:span></text:p>
      <text:p text:style-name="P1"><text:span text:style-name="T155"><text:s text:c="8"/>if (!next.count(c))<text:s text:c="2"/>next[c] = -1;</text:span></text:p>
      <text:p text:style-name="P1"><text:span text:style-name="T155"><text:s text:c="8"/>return next[c];</text:span></text:p>
      <text:p text:style-name="P1"><text:span text:style-name="T155"><text:s text:c="4"/>}</text:span></text:p>
      <text:p text:style-name="P1"><text:span text:style-name="T155">};</text:span></text:p>
      <text:p text:style-name="P1"><text:span text:style-name="T155">vector&lt;node&gt; t;</text:span></text:p>
      <text:p text:style-name="P1"><text:span text:style-name="T156"/></text:p>
      <text:p text:style-name="P1"><text:span text:style-name="T157">struct state {</text:span></text:p>
      <text:p text:style-name="P1"><text:span text:style-name="T157"><text:s text:c="4"/>int v, pos;</text:span></text:p>
      <text:p text:style-name="P1"><text:span text:style-name="T157"><text:s text:c="4"/>state(int v, int pos) : v(v), pos(pos) {}</text:span></text:p>
      <text:p text:style-name="P1"><text:span text:style-name="T157">};</text:span></text:p>
      <text:p text:style-name="P1"><text:span text:style-name="T157">state ptr(0,0);</text:span></text:p>
      <text:p text:style-name="P1"><text:span text:style-name="T158"/></text:p>
      <text:p text:style-name="P1"><text:span text:style-name="T159">state go(state st, int l, int r) {</text:span></text:p>
      <text:p text:style-name="P1"><text:span text:style-name="T159"><text:s text:c="4"/>while (l&lt;r) {</text:span></text:p>
      <text:p text:style-name="P1"><text:span text:style-name="T159"><text:s text:c="8"/>if (st.pos==t[st.v].len()) {</text:span></text:p>
      <text:p text:style-name="P1"><text:span text:style-name="T159"><text:s text:c="12"/>st = state(t[st.v].get(s[l]), 0);</text:span></text:p>
      <text:p text:style-name="P1"><text:span text:style-name="T159"><text:s text:c="12"/>if (st.v==-1) return st;</text:span></text:p>
      <text:p text:style-name="P1"><text:span text:style-name="T159"><text:s text:c="8"/>} else {</text:span></text:p>
      <text:p text:style-name="P1"><text:span text:style-name="T159"><text:s text:c="12"/>if (s[t[st.v].l+st.pos] != s[l]) return state(-1,-1);</text:span></text:p>
      <text:p text:style-name="P1"><text:span text:style-name="T159"><text:s text:c="12"/>if (r-l &lt; t[st.v].len()-st.pos) return state(st.v, st.pos+r-l);</text:span></text:p>
      <text:p text:style-name="P1"><text:span text:style-name="T159"><text:s text:c="12"/>l += t[st.v].len()-st.pos;</text:span></text:p>
      <text:p text:style-name="P1"><text:span text:style-name="T159"><text:s text:c="12"/>st.pos = t[st.v].len();</text:span></text:p>
      <text:p text:style-name="P1"><text:span text:style-name="T159"><text:s text:c="8"/>}</text:span></text:p>
      <text:p text:style-name="P1"><text:span text:style-name="T159"><text:s text:c="4"/>}</text:span></text:p>
      <text:p text:style-name="P1"><text:span text:style-name="T159"><text:s text:c="4"/>return st;</text:span></text:p>
      <text:p text:style-name="P1"><text:span text:style-name="T159">}</text:span></text:p>
      <text:p text:style-name="P1"><text:span text:style-name="T160"/></text:p>
      <text:p text:style-name="P1"><text:span text:style-name="T161">int split(state st) {</text:span></text:p>
      <text:p text:style-name="P1"><text:span text:style-name="T161"><text:s text:c="4"/>if (st.pos==t[st.v].len()) return st.v;</text:span></text:p>
      <text:p text:style-name="P1"><text:span text:style-name="T161"><text:s text:c="4"/>if (st.pos==0) return t[st.v].par;</text:span></text:p>
      <text:p text:style-name="P1"><text:span text:style-name="T161"><text:s text:c="4"/>node v = t[st.v];</text:span></text:p>
      <text:p text:style-name="P1"><text:span text:style-name="T161"><text:s text:c="4"/>int id = t.size();</text:span></text:p>
      <text:p text:style-name="P1"><text:span text:style-name="T161"><text:s text:c="4"/>t.push_back(node(v.l, v.l+st.pos, v.par));</text:span></text:p>
      <text:p text:style-name="P1"><text:span text:style-name="T161"><text:s text:c="4"/>t[v.par].get(s[v.l]) = id;</text:span></text:p>
      <text:p text:style-name="P1"><text:span text:style-name="T161"><text:s text:c="4"/>t[id].get(s[v.l+st.pos]) = st.v;</text:span></text:p>
      <text:p text:style-name="P1"><text:span text:style-name="T161"><text:s text:c="4"/>t[st.v].par = id;</text:span></text:p>
      <text:p text:style-name="P1"><text:span text:style-name="T161"><text:s text:c="4"/>t[st.v].l += st.pos;</text:span></text:p>
      <text:p text:style-name="P1"><text:span text:style-name="T161"><text:s text:c="4"/>return id;</text:span></text:p>
      <text:p text:style-name="P1"><text:span text:style-name="T161">}</text:span></text:p>
      <text:p text:style-name="P1"><text:span text:style-name="T162"/></text:p>
      <text:p text:style-name="P1"><text:span text:style-name="T163">int get_link(int v) {</text:span></text:p>
      <text:p text:style-name="P1"><text:span text:style-name="T163"><text:s text:c="4"/>if (t[v].link!=-1) return t[v].link;</text:span></text:p>
      <text:p text:style-name="P1"><text:span text:style-name="T163"><text:s text:c="4"/>if (t[v].par==-1) return 0;</text:span></text:p>
      <text:p text:style-name="P1"><text:span text:style-name="T163"><text:s text:c="4"/>int to = get_link(t[v].par);</text:span></text:p>
      <text:p text:style-name="P1"><text:span text:style-name="T163"><text:s text:c="4"/>return t[v].link = split(go(state(to,t[to].len()), t[v].l+(t[v].par==0), t[v].r));</text:span></text:p>
      <text:p text:style-name="P1"><text:span text:style-name="T163">}</text:span></text:p>
      <text:p text:style-name="P1"><text:span text:style-name="T164"/></text:p>
      <text:p text:style-name="P1"><text:span text:style-name="T165">void tree_extend(int pos) {</text:span></text:p>
      <text:p text:style-name="P1"><text:span text:style-name="T165"><text:s text:c="4"/>for(int mid=1; mid;)</text:span></text:p>
      <text:p text:style-name="P1"><text:span text:style-name="T165"><text:s text:c="4"/>{</text:span></text:p>
      <text:p text:style-name="P1"><text:span text:style-name="T165"><text:s text:c="8"/>state nptr = go(ptr, pos, pos+1);</text:span></text:p>
      <text:p text:style-name="P1"><text:span text:style-name="T165"><text:s text:c="8"/>if (nptr.v!=-1) {</text:span></text:p>
      <text:p text:style-name="P1"><text:span text:style-name="T165"><text:s text:c="12"/>ptr = nptr;</text:span></text:p>
      <text:p text:style-name="P1"><text:span text:style-name="T165"><text:s text:c="12"/>return;</text:span></text:p>
      <text:p text:style-name="P1"><text:span text:style-name="T165"><text:s text:c="8"/>}</text:span></text:p>
      <text:p text:style-name="P1"><text:span text:style-name="T165"><text:s text:c="8"/>mid = split(ptr);</text:span></text:p>
      <text:p text:style-name="P1"><text:span text:style-name="T165"><text:s text:c="8"/>int leaf = t.size();</text:span></text:p>
      <text:p text:style-name="P1"><text:span text:style-name="T165"><text:s text:c="8"/>t.push_back(node(pos, n, mid));</text:span></text:p>
      <text:p text:style-name="P1"><text:span text:style-name="T165"><text:s text:c="8"/>t[mid].get(s[pos]) = leaf;</text:span></text:p>
      <text:p text:style-name="P1"><text:span text:style-name="T165"><text:s text:c="8"/>ptr.v = get_link(mid);</text:span></text:p>
      <text:p text:style-name="P1"><text:span text:style-name="T165"><text:s text:c="8"/>ptr.pos = t[ptr.v].len();</text:span></text:p>
      <text:p text:style-name="P1"><text:span text:style-name="T165"><text:s text:c="4"/>}</text:span></text:p>
      <text:p text:style-name="P1"><text:span text:style-name="T165">}</text:span></text:p>
      <text:p text:style-name="P1"><text:span text:style-name="T166"/></text:p>
      <text:p text:style-name="P1"><text:span text:style-name="T167">void build_tree() {</text:span></text:p>
      <text:p text:style-name="P1"><text:span text:style-name="T167"><text:s text:c="4"/>t.assign(1,node());</text:span></text:p>
      <text:p text:style-name="P1"><text:span text:style-name="T167"><text:s text:c="4"/>ptr = state(0,0);</text:span></text:p>
      <text:p text:style-name="P1"><text:span text:style-name="T167"><text:s text:c="4"/>for (int i=0; i&lt;n; ++i) tree_extend(i);</text:span></text:p>
      <text:p text:style-name="P1"><text:span text:style-name="T167">}</text:span></text:p>
      <text:p text:style-name="P1"><text:span text:style-name="T167">------------------------------------------------------------------------</text:span></text:p>
      <text:p text:style-name="P1"><text:span text:style-name="T168"/></text:p>
      <text:p text:style-name="P1"><text:span text:style-name="T168"/></text:p>
      <text:p text:style-name="P1"><text:span text:style-name="T169">------------------------------------------------------------------------</text:span></text:p>
      <text:p text:style-name="P1"><text:span text:style-name="T169">const int maxn = 500000;</text:span></text:p>
      <text:p text:style-name="P1"><text:span text:style-name="T169">int sv[maxn+1] = {1,1,0};</text:span></text:p>
      <text:p text:style-name="P1"><text:span text:style-name="T169">vector&lt;int&gt;pm;</text:span></text:p>
      <text:p text:style-name="P1"><text:span text:style-name="T170"/></text:p>
      <text:p text:style-name="P1"><text:span text:style-name="T171">void sieve() {</text:span></text:p>
      <text:p text:style-name="P1"><text:span text:style-name="T171"><text:s text:c="4"/>pm.push_back(2);</text:span></text:p>
      <text:p text:style-name="P1"><text:span text:style-name="T171"><text:s text:c="4"/>for (int i=4; i&lt;=maxn; i+=2) sv[i] = 2;</text:span></text:p>
      <text:p text:style-name="P1"><text:span text:style-name="T171"><text:s text:c="4"/>for (int i=3; i&lt;=maxn; i+=2) if (!sv[i]) {</text:span></text:p>
      <text:p text:style-name="P1"><text:span text:style-name="T171"><text:s text:c="8"/>pm.push_back(i);</text:span></text:p>
      <text:p text:style-name="P1"><text:span text:style-name="T171"><text:s text:c="8"/>for (int j=i+i; j&lt;=maxn; j+=i) sv[j] = i;</text:span></text:p>
      <text:p text:style-name="P1"><text:span text:style-name="T171"><text:s text:c="4"/>}</text:span></text:p>
      <text:p text:style-name="P1"><text:span text:style-name="T171">}</text:span></text:p>
      <text:p text:style-name="P1"><text:span text:style-name="T171">------------------------------------------------------------------------</text:span></text:p>
      <text:p text:style-name="P1"><text:span text:style-name="T172"/></text:p>
      <text:p text:style-name="P1"><text:span text:style-name="T172"/></text:p>
      <text:p text:style-name="P1"><text:span text:style-name="T173">------------------------------------------------------------------------</text:span></text:p>
      <text:p text:style-name="P1"><text:span text:style-name="T173">#define CO(V) V.x,V.y</text:span></text:p>
      <text:p text:style-name="P1"><text:span text:style-name="T173">#define S(x) ((x)*(x))</text:span></text:p>
      <text:p text:style-name="P1"><text:span text:style-name="T173">#define ABS(x) (((x)&gt;0)?(x):-(x))</text:span></text:p>
      <text:p text:style-name="P1"><text:span text:style-name="T173">#define MAX(x,y) (((x)&gt;(y))?(x):(y))</text:span></text:p>
      <text:p text:style-name="P1"><text:span text:style-name="T173">#define MIN(x,y) (((x)&lt;(y))?(x):(y))</text:span></text:p>
      <text:p text:style-name="P1"><text:span text:style-name="T173">#define ZERO(x) (ABS(x) &lt; eps)</text:span></text:p>
      <text:p text:style-name="P1"><text:span text:style-name="T173">#define det(a,b,c,d) ((a)*(d)-(b)*(c))</text:span></text:p>
      <text:p text:style-name="P1"><text:span text:style-name="T173">#define sign(x) (x&gt;0?1:(x&lt;0?-1:0))</text:span></text:p>
      <text:p text:style-name="P1"><text:span text:style-name="T173">const double pi = 2.*acos(0.);</text:span></text:p>
      <text:p text:style-name="P1"><text:span text:style-name="T173">const double sqrt2 = sqrt(2.);</text:span></text:p>
      <text:p text:style-name="P1"><text:span text:style-name="T173">const double sqrt3 = sqrt(3.);</text:span></text:p>
      <text:p text:style-name="P1"><text:span text:style-name="T173">const double c30 = cos(pi/6);</text:span></text:p>
      <text:p text:style-name="P1"><text:span text:style-name="T173">const double s30 = sin(pi/6);</text:span></text:p>
      <text:p text:style-name="P1"><text:span text:style-name="T173">const double t30 = tan(pi/6);</text:span></text:p>
      <text:p text:style-name="P1"><text:span text:style-name="T173">const double c15 = cos(pi/12);</text:span></text:p>
      <text:p text:style-name="P1"><text:span text:style-name="T173">const double s15 = sin(pi/12);</text:span></text:p>
      <text:p text:style-name="P1"><text:span text:style-name="T173">const double t15 = tan(pi/12);</text:span></text:p>
      <text:p text:style-name="P1"><text:span text:style-name="T173">double mysqrt(double x) { if(x &lt; 0) return 0; return sqrt(x); }</text:span></text:p>
      <text:p text:style-name="P1"><text:span text:style-name="T173">double myasin(double x) { if(x &lt; -1) return -pi/2;if(x &gt; 1) return pi/2; return asin(x); }</text:span></text:p>
      <text:p text:style-name="P1"><text:span text:style-name="T173">double myacos(double x) { if(x &lt; -1) return -pi;if(x &gt; 1) return 0; return acos(x); }</text:span></text:p>
      <text:p text:style-name="P1"><text:span text:style-name="T174"/></text:p>
      <text:p text:style-name="P1"><text:span text:style-name="T175">#define V_TYPE double</text:span></text:p>
      <text:p text:style-name="P1"><text:span text:style-name="T175">struct V {</text:span></text:p>
      <text:p text:style-name="P1"><text:span text:style-name="T175"><text:s text:c="4"/>const static V I, J, _I, _J, OO;</text:span></text:p>
      <text:p text:style-name="P1"><text:span text:style-name="T176"/></text:p>
      <text:p text:style-name="P1"><text:span text:style-name="T177"><text:s text:c="4"/>V_TYPE x,y;</text:span></text:p>
      <text:p text:style-name="P1"><text:span text:style-name="T177"><text:s text:c="4"/>V(V_TYPE _x=0,V_TYPE _y=0) : x(_x), y(_y) {}</text:span></text:p>
      <text:p text:style-name="P1"><text:span text:style-name="T177"><text:s text:c="4"/>operator pair&lt;V_TYPE,V_TYPE&gt;() { return make_pair(x,y); }</text:span></text:p>
      <text:p text:style-name="P1"><text:span text:style-name="T177"><text:s text:c="4"/>pair&lt;V_TYPE,V_TYPE&gt; aspair() { return make_pair(x,y); }</text:span></text:p>
      <text:p text:style-name="P1"><text:span text:style-name="T177"><text:s text:c="4"/>V_TYPE mag2() { return S(x)+S(y); }</text:span></text:p>
      <text:p text:style-name="P1"><text:span text:style-name="T177"><text:s text:c="4"/>V_TYPE dot(V b) { return x*b.x + y*b.y; }</text:span></text:p>
      <text:p text:style-name="P1"><text:span text:style-name="T177"><text:s text:c="4"/>V_TYPE cross(V b) { return x*b.y - y*b.x; }</text:span></text:p>
      <text:p text:style-name="P1"><text:span text:style-name="T177"><text:s text:c="4"/>V perpR() { return V(y,-x); }</text:span></text:p>
      <text:p text:style-name="P1"><text:span text:style-name="T177"><text:s text:c="4"/>V perpL() { return V(-y,x); }</text:span></text:p>
      <text:p text:style-name="P1"><text:span text:style-name="T177"><text:s text:c="4"/>bool operator&lt;(const V&amp; o) const { return x==o.x?y&lt;o.y:x&lt;o.x; }</text:span></text:p>
      <text:p text:style-name="P1"><text:span text:style-name="T177"><text:s text:c="4"/>bool operator==(const V&amp; o) const { return ZERO(x-o.x) and ZERO(y-o.y); }</text:span></text:p>
      <text:p text:style-name="P1"><text:span text:style-name="T177"><text:s text:c="4"/>V operator+(V o) { return V(x+o.x,y+o.y); }</text:span></text:p>
      <text:p text:style-name="P1"><text:span text:style-name="T177"><text:s text:c="4"/>V operator-(V o) { return V(x-o.x,y-o.y); }</text:span></text:p>
      <text:p text:style-name="P1"><text:span text:style-name="T177"><text:s text:c="4"/>V operator-() { return V(-x,-y); }</text:span></text:p>
      <text:p text:style-name="P1"><text:span text:style-name="T177"><text:s text:c="4"/>V_TYPE operator*(V o) { return cross(o); }</text:span></text:p>
      <text:p text:style-name="P1"><text:span text:style-name="T177"><text:s text:c="4"/>V operator*(V_TYPE a) { return V(x*a, y*a); }</text:span></text:p>
      <text:p text:style-name="P1"><text:span text:style-name="T177"><text:s text:c="4"/>V operator/(V_TYPE a) { return V(x/a, y/a); }</text:span></text:p>
      <text:p text:style-name="P1"><text:span text:style-name="T177"><text:s text:c="4"/>double mag() { return sqrt(mag2()); }</text:span></text:p>
      <text:p text:style-name="P1"><text:span text:style-name="T177"><text:s text:c="4"/>void norm() { double d = mag(); x/=d, y/=d; }</text:span></text:p>
      <text:p text:style-name="P1"><text:span text:style-name="T177"><text:s text:c="4"/>V unit() { V ret = *this; ret.norm(); return ret; }</text:span></text:p>
      <text:p text:style-name="P1"><text:span text:style-name="T177"><text:s text:c="4"/>double projL(V on) { on.norm(); return this-&gt;dot(on); }</text:span></text:p>
      <text:p text:style-name="P1"><text:span text:style-name="T177"><text:s text:c="4"/>V projV(V on) { on.norm(); return on * projL(on); }</text:span></text:p>
      <text:p text:style-name="P1"><text:span text:style-name="T177"><text:s text:c="4"/>double angle(V o) { return acos(unit().dot(o.unit())); }</text:span></text:p>
      <text:p text:style-name="P1"><text:span text:style-name="T177"><text:s text:c="4"/>double angleX() { if(ZERO(x) and ZERO(y)) return -1; double ret = atan2(y,x); if(ret &lt; 0) ret += 2*pi; return ret; }</text:span></text:p>
      <text:p text:style-name="P1"><text:span text:style-name="T177"><text:s text:c="4"/>V rotate(double ang) { return V(x*cos(ang)-y*sin(ang),x*sin(ang)+y*cos(ang)); }</text:span></text:p>
      <text:p text:style-name="P1"><text:span text:style-name="T177"><text:s text:c="4"/>V rotate(double sf, double cf) { return V(x*cf-y*sf,x*sf+y*cf); }</text:span></text:p>
      <text:p text:style-name="P1"><text:span text:style-name="T177"><text:s text:c="4"/>bool scan() { return scanf("%lf%lf",&amp;x,&amp;y)==2; }</text:span></text:p>
      <text:p text:style-name="P1"><text:span text:style-name="T177"><text:s text:c="4"/>void show() { printf("[%.2lf, %.2lf]",x,y); }</text:span></text:p>
      <text:p text:style-name="P1"><text:span text:style-name="T177"><text:s text:c="4"/>void showln() { printf("[%.2lf, %.2lf]\n",x,y); }</text:span></text:p>
      <text:p text:style-name="P1"><text:span text:style-name="T177">};</text:span></text:p>
      <text:p text:style-name="P1"><text:span text:style-name="T177">V operator*(V_TYPE a,const V b) { return V(a*b.x, a*b.y); }</text:span></text:p>
      <text:p text:style-name="P1"><text:span text:style-name="T177">const V V::I(1,0), V::J(0,1), V::_I(-1,0), V::_J(0,-1), V::OO(0,0);</text:span></text:p>
      <text:p text:style-name="P1"><text:span text:style-name="T177">------------------------------------------------------------------------</text:span></text:p>
      <text:p text:style-name="P1"><text:span text:style-name="T178"/></text:p>
      <text:p text:style-name="P1"><text:span text:style-name="T178"/></text:p>
      <text:p text:style-name="P1"><text:span text:style-name="T179">------------------------------------------------------------------------</text:span></text:p>
      <text:p text:style-name="P1"><text:span text:style-name="T179">#define CO(V) V.x,V.y,V.z</text:span></text:p>
      <text:p text:style-name="P1"><text:span text:style-name="T179">#define COXY(V) V.x,V.y</text:span></text:p>
      <text:p text:style-name="P1"><text:span text:style-name="T179">#define S(x) ((x)*(x))</text:span></text:p>
      <text:p text:style-name="P1"><text:span text:style-name="T179">#define ABS(x) (((x)&gt;0)?(x):-(x))</text:span></text:p>
      <text:p text:style-name="P1"><text:span text:style-name="T179">#define MAX(x,y) (((x)&gt;(y))?(x):(y))</text:span></text:p>
      <text:p text:style-name="P1"><text:span text:style-name="T179">#define MIN(x,y) (((x)&lt;(y))?(x):(y))</text:span></text:p>
      <text:p text:style-name="P1"><text:span text:style-name="T179">#define ZERO(x) (ABS(x) &lt; eps)</text:span></text:p>
      <text:p text:style-name="P1"><text:span text:style-name="T179">#define det(a,b,c,d) ((a)*(d)-(b)*(c))</text:span></text:p>
      <text:p text:style-name="P1"><text:span text:style-name="T179">const double pi = 2.*acos(0.);</text:span></text:p>
      <text:p text:style-name="P1"><text:span text:style-name="T179">const double sqrt2 = sqrt(2.);</text:span></text:p>
      <text:p text:style-name="P1"><text:span text:style-name="T179">const double sqrt3 = sqrt(3.);</text:span></text:p>
      <text:p text:style-name="P1"><text:span text:style-name="T179">const double c30 = cos(pi/6);</text:span></text:p>
      <text:p text:style-name="P1"><text:span text:style-name="T179">const double s30 = sin(pi/6);</text:span></text:p>
      <text:p text:style-name="P1"><text:span text:style-name="T179">const double t30 = tan(pi/6);</text:span></text:p>
      <text:p text:style-name="P1"><text:span text:style-name="T179">const double c15 = cos(pi/12);</text:span></text:p>
      <text:p text:style-name="P1"><text:span text:style-name="T179">const double s15 = sin(pi/12);</text:span></text:p>
      <text:p text:style-name="P1"><text:span text:style-name="T179">const double t15 = tan(pi/12);</text:span></text:p>
      <text:p text:style-name="P1"><text:span text:style-name="T179">double mysqrt(double x) { if(x &lt; 0) return 0; return sqrt(x); }</text:span></text:p>
      <text:p text:style-name="P1"><text:span text:style-name="T179">double myasin(double x) { if(x &lt; -1) return -pi/2;if(x &gt; 1) return pi/2; return asin(x); }</text:span></text:p>
      <text:p text:style-name="P1"><text:span text:style-name="T179">double myacos(double x) { if(x &lt; -1) return -pi;if(x &gt; 1) return 0; return acos(x); }</text:span></text:p>
      <text:p text:style-name="P1"><text:span text:style-name="T180"/></text:p>
      <text:p text:style-name="P1"><text:span text:style-name="T181">struct V {</text:span></text:p>
      <text:p text:style-name="P1"><text:span text:style-name="T181"><text:s text:c="4"/>const static V I, J, K, _I, _J, _K, OO;</text:span></text:p>
      <text:p text:style-name="P1"><text:span text:style-name="T182"/></text:p>
      <text:p text:style-name="P1"><text:span text:style-name="T183"><text:s text:c="4"/>double x,y,z;</text:span></text:p>
      <text:p text:style-name="P1"><text:span text:style-name="T183"><text:s text:c="4"/>V() {}</text:span></text:p>
      <text:p text:style-name="P1"><text:span text:style-name="T183"><text:s text:c="4"/>V(double _x,double _y,double _z=0) : x(_x), y(_y), z(_z) {}</text:span></text:p>
      <text:p text:style-name="P1"><text:span text:style-name="T183"><text:s text:c="4"/>double mag2() { return S(x)+S(y)+S(z); }</text:span></text:p>
      <text:p text:style-name="P1"><text:span text:style-name="T183"><text:s text:c="4"/>double mag() { return sqrt(mag2()); }</text:span></text:p>
      <text:p text:style-name="P1"><text:span text:style-name="T183"><text:s text:c="4"/>void norm() { double d = mag();x/=d;y/=d;z/=d; }</text:span></text:p>
      <text:p text:style-name="P1"><text:span text:style-name="T183"><text:s text:c="4"/>V unit() { V ret = *this; ret.norm(); return ret; }</text:span></text:p>
      <text:p text:style-name="P1"><text:span text:style-name="T183"><text:s text:c="4"/>bool scan() { return scanf("%lf%lf%lf",&amp;x,&amp;y,&amp;z)==3; }</text:span></text:p>
      <text:p text:style-name="P1"><text:span text:style-name="T183"><text:s text:c="4"/>void show() { printf("[%.2lf, %.2lf, %.2lf]",x,y,z); }</text:span></text:p>
      <text:p text:style-name="P1"><text:span text:style-name="T183"><text:s text:c="4"/>void showln() { printf("[%.4lf, %.4lf, %.4lf]\n",x,y,z); }</text:span></text:p>
      <text:p text:style-name="P1"><text:span text:style-name="T183"><text:s text:c="4"/>double dot(V b) { return x*b.x + y*b.y + z*b.z; }</text:span></text:p>
      <text:p text:style-name="P1"><text:span text:style-name="T183"><text:s text:c="4"/>V cross(V b) { return V( y*b.z - z*b.y , z*b.x - x*b.z , x*b.y - y*b.x ); }</text:span></text:p>
      <text:p text:style-name="P1"><text:span text:style-name="T183"><text:s text:c="4"/>double box(V b, V c) { return this-&gt;dot(b.cross(c)); }</text:span></text:p>
      <text:p text:style-name="P1"><text:span text:style-name="T183"><text:s text:c="4"/>double projL(V on) { on.norm(); return this-&gt;dot(on); }</text:span></text:p>
      <text:p text:style-name="P1"><text:span text:style-name="T183"><text:s text:c="4"/>V projV(V on) { on.norm(); return on * projL(on); }</text:span></text:p>
      <text:p text:style-name="P1"><text:span text:style-name="T183"><text:s text:c="4"/>V rot(V axis, double angle) { return this-&gt;rot(axis, cos(angle), sin(angle)); }</text:span></text:p>
      <text:p text:style-name="P1"><text:span text:style-name="T183"><text:s text:c="4"/>V rot(V axis, double ca, double sa) {</text:span></text:p>
      <text:p text:style-name="P1"><text:span text:style-name="T183"><text:s text:c="8"/>V rotatee = *this; axis.norm();</text:span></text:p>
      <text:p text:style-name="P1"><text:span text:style-name="T183"><text:s text:c="8"/>V normal = (axis * rotatee).unit();</text:span></text:p>
      <text:p text:style-name="P1"><text:span text:style-name="T183"><text:s text:c="8"/>V mid = (normal * axis).unit();</text:span></text:p>
      <text:p text:style-name="P1"><text:span text:style-name="T183"><text:s text:c="8"/>double r = rotatee.projL(mid);</text:span></text:p>
      <text:p text:style-name="P1"><text:span text:style-name="T183"><text:s text:c="8"/>return (mid*ca*r + normal*sa*r + rotatee.projV(axis));</text:span></text:p>
      <text:p text:style-name="P1"><text:span text:style-name="T183"><text:s text:c="4"/>}</text:span></text:p>
      <text:p text:style-name="P1"><text:span text:style-name="T183"><text:s text:c="4"/>V operator+(V o) { return V(x+o.x,y+o.y,z+o.z); }</text:span></text:p>
      <text:p text:style-name="P1"><text:span text:style-name="T183"><text:s text:c="4"/>V operator-() { return V(-x,-y,-z); }</text:span></text:p>
      <text:p text:style-name="P1"><text:span text:style-name="T183"><text:s text:c="4"/>V operator-(V o) { return V(x-o.x,y-o.y,z-o.z); }</text:span></text:p>
      <text:p text:style-name="P1"><text:span text:style-name="T183"><text:s text:c="4"/>V operator*(V o){ return cross(o); }</text:span></text:p>
      <text:p text:style-name="P1"><text:span text:style-name="T183"><text:s text:c="4"/>V operator*(double a){ return V(x*a,y*a,z*a);}</text:span></text:p>
      <text:p text:style-name="P1"><text:span text:style-name="T183"><text:s text:c="4"/>V operator/(double a){ return V(x/a,y/a,z/a);}</text:span></text:p>
      <text:p text:style-name="P1"><text:span text:style-name="T183">};</text:span></text:p>
      <text:p text:style-name="P1"><text:span text:style-name="T183">V operator*(double a,V b){ return V(a*b.x, a*b.y, a*b.z);}</text:span></text:p>
      <text:p text:style-name="P1"><text:span text:style-name="T183">const V V::I(1,0,0), V::J(0,1,0), V::K(0,0,1), V::_I(-1,0,0), V::_J(0,-1,0), V::_K(0,0,-1), V::OO(0,0,0);</text:span></text:p>
      <text:p text:style-name="P1"><text:span text:style-name="T183">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